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in"/>
    </style:style>
    <style:style style:name="ce6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74pt solid #000000" fo:border-left="none" fo:border-right="none" fo:border-top="0.74pt solid #000000"/>
    </style:style>
    <style:style style:name="ce10" style:family="table-cell" style:parent-style-name="Default">
      <style:table-cell-properties fo:border-bottom="0.99pt solid #000000" fo:border-left="0.99pt solid #000000" fo:border-right="0.99pt solid #000000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2" table:default-cell-style-name="ce2"/>
        <table:table-column table:style-name="co1" table:number-columns-repeated="4" table:default-cell-style-name="Default"/>
        <table:table-row table:style-name="ro1">
          <table:table-cell table:style-name="ce13" office:value-type="string" calcext:value-type="string" table:number-columns-spanned="32" table:number-rows-spanned="2">
            <text:p>IMAGE_SIZE=16384x16384</text:p>
          </table:table-cell>
          <table:covered-table-cell table:number-columns-repeated="31" table:style-name="Default"/>
          <table:table-cell table:number-columns-repeated="4"/>
        </table:table-row>
        <table:table-row table:style-name="ro1">
          <table:covered-table-cell table:number-columns-repeated="32" table:style-name="Default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BLOCK_SIZE=2</text:p>
          </table:table-cell>
          <table:covered-table-cell table:number-columns-repeated="3" table:style-name="Default"/>
          <table:table-cell table:style-name="ce7" office:value-type="string" calcext:value-type="string" table:number-columns-spanned="4" table:number-rows-spanned="1">
            <text:p>BLOCK_SIZE=4</text:p>
          </table:table-cell>
          <table:covered-table-cell table:number-columns-repeated="3" table:style-name="ce9"/>
          <table:table-cell table:style-name="ce11" office:value-type="string" calcext:value-type="string" table:number-columns-spanned="4" table:number-rows-spanned="1">
            <text:p>BLOCK_SIZE=8</text:p>
          </table:table-cell>
          <table:covered-table-cell table:number-columns-repeated="3" table:style-name="ce9"/>
          <table:table-cell table:style-name="ce11" office:value-type="string" calcext:value-type="string" table:number-columns-spanned="4" table:number-rows-spanned="1">
            <text:p>BLOCK_SIZE=16</text:p>
          </table:table-cell>
          <table:covered-table-cell table:number-columns-repeated="3" table:style-name="ce9"/>
          <table:table-cell table:style-name="ce12" office:value-type="string" calcext:value-type="string" table:number-columns-spanned="4" table:number-rows-spanned="1">
            <text:p>BLOCK_SIZE=32</text:p>
          </table:table-cell>
          <table:covered-table-cell table:number-columns-repeated="3" table:style-name="ce9"/>
          <table:table-cell table:style-name="ce12" office:value-type="string" calcext:value-type="string" table:number-columns-spanned="4" table:number-rows-spanned="1">
            <text:p>BLOCK_SIZE=64</text:p>
          </table:table-cell>
          <table:covered-table-cell table:number-columns-repeated="3" table:style-name="ce9"/>
          <table:table-cell table:style-name="ce12" office:value-type="string" calcext:value-type="string" table:number-columns-spanned="4" table:number-rows-spanned="1">
            <text:p>BLOCK_SIZE=128</text:p>
          </table:table-cell>
          <table:covered-table-cell table:number-columns-repeated="3" table:style-name="ce9"/>
          <table:table-cell table:style-name="ce12" office:value-type="string" calcext:value-type="string" table:number-columns-spanned="4" table:number-rows-spanned="1">
            <text:p>BLOCK_SIZE=256</text:p>
          </table:table-cell>
          <table:covered-table-cell table:number-columns-repeated="3" table:style-name="ce9"/>
          <table:table-cell table:number-columns-repeated="4"/>
        </table:table-row>
        <table:table-row table:style-name="ro1">
          <table:table-cell office:value-type="string" calcext:value-type="string">
            <text:p>H2D</text:p>
          </table:table-cell>
          <table:table-cell office:value-type="string" calcext:value-type="string">
            <text:p>KER_ROW</text:p>
          </table:table-cell>
          <table:table-cell office:value-type="string" calcext:value-type="string">
            <text:p>KER_COL</text:p>
          </table:table-cell>
          <table:table-cell office:value-type="string" calcext:value-type="string">
            <text:p>D2H</text:p>
          </table:table-cell>
          <table:table-cell office:value-type="string" calcext:value-type="string">
            <text:p>H2D</text:p>
          </table:table-cell>
          <table:table-cell office:value-type="string" calcext:value-type="string">
            <text:p>KER_ROW</text:p>
          </table:table-cell>
          <table:table-cell office:value-type="string" calcext:value-type="string">
            <text:p>KER_COL</text:p>
          </table:table-cell>
          <table:table-cell office:value-type="string" calcext:value-type="string">
            <text:p>D2H</text:p>
          </table:table-cell>
          <table:table-cell office:value-type="string" calcext:value-type="string">
            <text:p>H2D</text:p>
          </table:table-cell>
          <table:table-cell office:value-type="string" calcext:value-type="string">
            <text:p>KER_ROW</text:p>
          </table:table-cell>
          <table:table-cell office:value-type="string" calcext:value-type="string">
            <text:p>KER_COL</text:p>
          </table:table-cell>
          <table:table-cell office:value-type="string" calcext:value-type="string">
            <text:p>D2H</text:p>
          </table:table-cell>
          <table:table-cell office:value-type="string" calcext:value-type="string">
            <text:p>H2D</text:p>
          </table:table-cell>
          <table:table-cell office:value-type="string" calcext:value-type="string">
            <text:p>KER_ROW</text:p>
          </table:table-cell>
          <table:table-cell office:value-type="string" calcext:value-type="string">
            <text:p>KER_COL</text:p>
          </table:table-cell>
          <table:table-cell office:value-type="string" calcext:value-type="string">
            <text:p>D2H</text:p>
          </table:table-cell>
          <table:table-cell office:value-type="string" calcext:value-type="string">
            <text:p>H2D</text:p>
          </table:table-cell>
          <table:table-cell office:value-type="string" calcext:value-type="string">
            <text:p>KER_ROW</text:p>
          </table:table-cell>
          <table:table-cell office:value-type="string" calcext:value-type="string">
            <text:p>KER_COL</text:p>
          </table:table-cell>
          <table:table-cell office:value-type="string" calcext:value-type="string">
            <text:p>D2H</text:p>
          </table:table-cell>
          <table:table-cell office:value-type="string" calcext:value-type="string">
            <text:p>H2D</text:p>
          </table:table-cell>
          <table:table-cell office:value-type="string" calcext:value-type="string">
            <text:p>KER_ROW</text:p>
          </table:table-cell>
          <table:table-cell office:value-type="string" calcext:value-type="string">
            <text:p>KER_COL</text:p>
          </table:table-cell>
          <table:table-cell office:value-type="string" calcext:value-type="string">
            <text:p>D2H</text:p>
          </table:table-cell>
          <table:table-cell office:value-type="string" calcext:value-type="string">
            <text:p>H2D</text:p>
          </table:table-cell>
          <table:table-cell office:value-type="string" calcext:value-type="string">
            <text:p>KER_ROW</text:p>
          </table:table-cell>
          <table:table-cell office:value-type="string" calcext:value-type="string">
            <text:p>KER_COL</text:p>
          </table:table-cell>
          <table:table-cell office:value-type="string" calcext:value-type="string">
            <text:p>D2H</text:p>
          </table:table-cell>
          <table:table-cell office:value-type="string" calcext:value-type="string">
            <text:p>H2D</text:p>
          </table:table-cell>
          <table:table-cell office:value-type="string" calcext:value-type="string">
            <text:p>KER_ROW</text:p>
          </table:table-cell>
          <table:table-cell office:value-type="string" calcext:value-type="string">
            <text:p>KER_COL</text:p>
          </table:table-cell>
          <table:table-cell office:value-type="string" calcext:value-type="string">
            <text:p>D2H</text:p>
          </table:table-cell>
          <table:table-cell table:number-columns-repeated="4"/>
        </table:table-row>
        <table:table-row table:style-name="ro1">
          <table:table-cell office:value-type="float" office:value="2.40943" calcext:value-type="float">
            <text:p>2.40943</text:p>
          </table:table-cell>
          <table:table-cell office:value-type="float" office:value="0.88757" calcext:value-type="float">
            <text:p>0.88757</text:p>
          </table:table-cell>
          <table:table-cell office:value-type="float" office:value="0.65384" calcext:value-type="float">
            <text:p>0.65384</text:p>
          </table:table-cell>
          <table:table-cell table:style-name="ce4" office:value-type="float" office:value="0.78985" calcext:value-type="float">
            <text:p>0.78985</text:p>
          </table:table-cell>
          <table:table-cell office:value-type="float" office:value="1.37869" calcext:value-type="float">
            <text:p>1.37869</text:p>
          </table:table-cell>
          <table:table-cell office:value-type="float" office:value="0.37007" calcext:value-type="float">
            <text:p>0.37007</text:p>
          </table:table-cell>
          <table:table-cell office:value-type="float" office:value="0.2467" calcext:value-type="float">
            <text:p>0.2467</text:p>
          </table:table-cell>
          <table:table-cell table:style-name="ce4" office:value-type="float" office:value="0.60172" calcext:value-type="float">
            <text:p>0.60172</text:p>
          </table:table-cell>
          <table:table-cell office:value-type="float" office:value="1.03314" calcext:value-type="float">
            <text:p>1.03314</text:p>
          </table:table-cell>
          <table:table-cell office:value-type="float" office:value="0.2158" calcext:value-type="float">
            <text:p>0.2158</text:p>
          </table:table-cell>
          <table:table-cell office:value-type="float" office:value="0.1426" calcext:value-type="float">
            <text:p>0.1426</text:p>
          </table:table-cell>
          <table:table-cell table:style-name="ce4" office:value-type="float" office:value="0.62392" calcext:value-type="float">
            <text:p>0.62392</text:p>
          </table:table-cell>
          <table:table-cell office:value-type="float" office:value="0.87201" calcext:value-type="float">
            <text:p>0.87201</text:p>
          </table:table-cell>
          <table:table-cell office:value-type="float" office:value="0.20305" calcext:value-type="float">
            <text:p>0.20305</text:p>
          </table:table-cell>
          <table:table-cell office:value-type="float" office:value="0.1314" calcext:value-type="float">
            <text:p>0.1314</text:p>
          </table:table-cell>
          <table:table-cell table:style-name="ce4" office:value-type="float" office:value="0.64921" calcext:value-type="float">
            <text:p>0.64921</text:p>
          </table:table-cell>
          <table:table-cell office:value-type="float" office:value="1.27198" calcext:value-type="float">
            <text:p>1.27198</text:p>
          </table:table-cell>
          <table:table-cell office:value-type="float" office:value="0.19514" calcext:value-type="float">
            <text:p>0.19514</text:p>
          </table:table-cell>
          <table:table-cell office:value-type="float" office:value="0.12582" calcext:value-type="float">
            <text:p>0.12582</text:p>
          </table:table-cell>
          <table:table-cell table:style-name="ce4" office:value-type="float" office:value="2.71408" calcext:value-type="float">
            <text:p>2.71408</text:p>
          </table:table-cell>
          <table:table-cell office:value-type="float" office:value="0.86749" calcext:value-type="float">
            <text:p>0.86749</text:p>
          </table:table-cell>
          <table:table-cell office:value-type="float" office:value="0.19307" calcext:value-type="float">
            <text:p>0.19307</text:p>
          </table:table-cell>
          <table:table-cell office:value-type="float" office:value="0.12723" calcext:value-type="float">
            <text:p>0.12723</text:p>
          </table:table-cell>
          <table:table-cell table:style-name="ce4" office:value-type="float" office:value="3.48067" calcext:value-type="float">
            <text:p>3.48067</text:p>
          </table:table-cell>
          <table:table-cell office:value-type="float" office:value="1.06164" calcext:value-type="float">
            <text:p>1.06164</text:p>
          </table:table-cell>
          <table:table-cell office:value-type="float" office:value="0.19253" calcext:value-type="float">
            <text:p>0.19253</text:p>
          </table:table-cell>
          <table:table-cell office:value-type="float" office:value="0.12714" calcext:value-type="float">
            <text:p>0.12714</text:p>
          </table:table-cell>
          <table:table-cell table:style-name="ce4" office:value-type="float" office:value="2.92626" calcext:value-type="float">
            <text:p>2.92626</text:p>
          </table:table-cell>
          <table:table-cell office:value-type="float" office:value="1.00544" calcext:value-type="float">
            <text:p>1.00544</text:p>
          </table:table-cell>
          <table:table-cell office:value-type="float" office:value="0.14982" calcext:value-type="float">
            <text:p>0.14982</text:p>
          </table:table-cell>
          <table:table-cell office:value-type="float" office:value="0.085137" calcext:value-type="float">
            <text:p>0.085137</text:p>
          </table:table-cell>
          <table:table-cell table:style-name="ce4" office:value-type="float" office:value="2.94936" calcext:value-type="float">
            <text:p>2.94936</text:p>
          </table:table-cell>
          <table:table-cell table:number-columns-repeated="4"/>
        </table:table-row>
        <table:table-row table:style-name="ro1">
          <table:table-cell office:value-type="float" office:value="2.4359" calcext:value-type="float">
            <text:p>2.4359</text:p>
          </table:table-cell>
          <table:table-cell office:value-type="float" office:value="0.88941" calcext:value-type="float">
            <text:p>0.88941</text:p>
          </table:table-cell>
          <table:table-cell office:value-type="float" office:value="0.65047" calcext:value-type="float">
            <text:p>0.65047</text:p>
          </table:table-cell>
          <table:table-cell table:style-name="ce5" office:value-type="float" office:value="0.79895" calcext:value-type="float">
            <text:p>0.79895</text:p>
          </table:table-cell>
          <table:table-cell office:value-type="float" office:value="1.37229" calcext:value-type="float">
            <text:p>1.37229</text:p>
          </table:table-cell>
          <table:table-cell office:value-type="float" office:value="0.37015" calcext:value-type="float">
            <text:p>0.37015</text:p>
          </table:table-cell>
          <table:table-cell office:value-type="float" office:value="0.24651" calcext:value-type="float">
            <text:p>0.24651</text:p>
          </table:table-cell>
          <table:table-cell table:style-name="ce5" office:value-type="float" office:value="0.6029" calcext:value-type="float">
            <text:p>0.6029</text:p>
          </table:table-cell>
          <table:table-cell office:value-type="float" office:value="1.03412" calcext:value-type="float">
            <text:p>1.03412</text:p>
          </table:table-cell>
          <table:table-cell office:value-type="float" office:value="0.21605" calcext:value-type="float">
            <text:p>0.21605</text:p>
          </table:table-cell>
          <table:table-cell office:value-type="float" office:value="0.14269" calcext:value-type="float">
            <text:p>0.14269</text:p>
          </table:table-cell>
          <table:table-cell table:style-name="ce5" office:value-type="float" office:value="0.624" calcext:value-type="float">
            <text:p>0.624</text:p>
          </table:table-cell>
          <table:table-cell office:value-type="float" office:value="0.84245" calcext:value-type="float">
            <text:p>0.84245</text:p>
          </table:table-cell>
          <table:table-cell office:value-type="float" office:value="0.20309" calcext:value-type="float">
            <text:p>0.20309</text:p>
          </table:table-cell>
          <table:table-cell office:value-type="float" office:value="0.13139" calcext:value-type="float">
            <text:p>0.13139</text:p>
          </table:table-cell>
          <table:table-cell table:style-name="ce5" office:value-type="float" office:value="0.6492" calcext:value-type="float">
            <text:p>0.6492</text:p>
          </table:table-cell>
          <table:table-cell office:value-type="float" office:value="1.25314" calcext:value-type="float">
            <text:p>1.25314</text:p>
          </table:table-cell>
          <table:table-cell office:value-type="float" office:value="0.19522" calcext:value-type="float">
            <text:p>0.19522</text:p>
          </table:table-cell>
          <table:table-cell office:value-type="float" office:value="0.12581" calcext:value-type="float">
            <text:p>0.12581</text:p>
          </table:table-cell>
          <table:table-cell table:style-name="ce5" office:value-type="float" office:value="2.6642" calcext:value-type="float">
            <text:p>2.6642</text:p>
          </table:table-cell>
          <table:table-cell office:value-type="float" office:value="0.86888" calcext:value-type="float">
            <text:p>0.86888</text:p>
          </table:table-cell>
          <table:table-cell office:value-type="float" office:value="0.19302" calcext:value-type="float">
            <text:p>0.19302</text:p>
          </table:table-cell>
          <table:table-cell office:value-type="float" office:value="0.12711" calcext:value-type="float">
            <text:p>0.12711</text:p>
          </table:table-cell>
          <table:table-cell table:style-name="ce5" office:value-type="float" office:value="3.46104" calcext:value-type="float">
            <text:p>3.46104</text:p>
          </table:table-cell>
          <table:table-cell office:value-type="float" office:value="0.86142" calcext:value-type="float">
            <text:p>0.86142</text:p>
          </table:table-cell>
          <table:table-cell office:value-type="float" office:value="0.19255" calcext:value-type="float">
            <text:p>0.19255</text:p>
          </table:table-cell>
          <table:table-cell office:value-type="float" office:value="0.12719" calcext:value-type="float">
            <text:p>0.12719</text:p>
          </table:table-cell>
          <table:table-cell table:style-name="ce5" office:value-type="float" office:value="3.35336" calcext:value-type="float">
            <text:p>3.35336</text:p>
          </table:table-cell>
          <table:table-cell office:value-type="float" office:value="1.20848" calcext:value-type="float">
            <text:p>1.20848</text:p>
          </table:table-cell>
          <table:table-cell office:value-type="float" office:value="0.17244" calcext:value-type="float">
            <text:p>0.17244</text:p>
          </table:table-cell>
          <table:table-cell office:value-type="float" office:value="0.10371" calcext:value-type="float">
            <text:p>0.10371</text:p>
          </table:table-cell>
          <table:table-cell table:style-name="ce5" office:value-type="float" office:value="2.94803" calcext:value-type="float">
            <text:p>2.94803</text:p>
          </table:table-cell>
          <table:table-cell table:number-columns-repeated="4"/>
        </table:table-row>
        <table:table-row table:style-name="ro1">
          <table:table-cell office:value-type="float" office:value="2.442278" calcext:value-type="float">
            <text:p>2.442278</text:p>
          </table:table-cell>
          <table:table-cell office:value-type="float" office:value="0.88899" calcext:value-type="float">
            <text:p>0.88899</text:p>
          </table:table-cell>
          <table:table-cell office:value-type="float" office:value="0.65333" calcext:value-type="float">
            <text:p>0.65333</text:p>
          </table:table-cell>
          <table:table-cell table:style-name="ce5" office:value-type="float" office:value="0.79438" calcext:value-type="float">
            <text:p>0.79438</text:p>
          </table:table-cell>
          <table:table-cell office:value-type="float" office:value="1.37129" calcext:value-type="float">
            <text:p>1.37129</text:p>
          </table:table-cell>
          <table:table-cell office:value-type="float" office:value="0.37012" calcext:value-type="float">
            <text:p>0.37012</text:p>
          </table:table-cell>
          <table:table-cell office:value-type="float" office:value="0.2465" calcext:value-type="float">
            <text:p>0.2465</text:p>
          </table:table-cell>
          <table:table-cell table:style-name="ce5" office:value-type="float" office:value="0.60304" calcext:value-type="float">
            <text:p>0.60304</text:p>
          </table:table-cell>
          <table:table-cell office:value-type="float" office:value="1.03324" calcext:value-type="float">
            <text:p>1.03324</text:p>
          </table:table-cell>
          <table:table-cell office:value-type="float" office:value="0.21589" calcext:value-type="float">
            <text:p>0.21589</text:p>
          </table:table-cell>
          <table:table-cell office:value-type="float" office:value="0.14256" calcext:value-type="float">
            <text:p>0.14256</text:p>
          </table:table-cell>
          <table:table-cell table:style-name="ce5" office:value-type="float" office:value="0.62412" calcext:value-type="float">
            <text:p>0.62412</text:p>
          </table:table-cell>
          <table:table-cell office:value-type="float" office:value="0.8708" calcext:value-type="float">
            <text:p>0.8708</text:p>
          </table:table-cell>
          <table:table-cell office:value-type="float" office:value="0.20308" calcext:value-type="float">
            <text:p>0.20308</text:p>
          </table:table-cell>
          <table:table-cell office:value-type="float" office:value="0.13136" calcext:value-type="float">
            <text:p>0.13136</text:p>
          </table:table-cell>
          <table:table-cell table:style-name="ce5" office:value-type="float" office:value="0.64918" calcext:value-type="float">
            <text:p>0.64918</text:p>
          </table:table-cell>
          <table:table-cell office:value-type="float" office:value="1.25362" calcext:value-type="float">
            <text:p>1.25362</text:p>
          </table:table-cell>
          <table:table-cell office:value-type="float" office:value="0.19526" calcext:value-type="float">
            <text:p>0.19526</text:p>
          </table:table-cell>
          <table:table-cell office:value-type="float" office:value="0.12578" calcext:value-type="float">
            <text:p>0.12578</text:p>
          </table:table-cell>
          <table:table-cell table:style-name="ce5" office:value-type="float" office:value="2.71076" calcext:value-type="float">
            <text:p>2.71076</text:p>
          </table:table-cell>
          <table:table-cell office:value-type="float" office:value="0.8713" calcext:value-type="float">
            <text:p>0.8713</text:p>
          </table:table-cell>
          <table:table-cell office:value-type="float" office:value="0.19304" calcext:value-type="float">
            <text:p>0.19304</text:p>
          </table:table-cell>
          <table:table-cell office:value-type="float" office:value="0.12718" calcext:value-type="float">
            <text:p>0.12718</text:p>
          </table:table-cell>
          <table:table-cell table:style-name="ce5" office:value-type="float" office:value="3.41906" calcext:value-type="float">
            <text:p>3.41906</text:p>
          </table:table-cell>
          <table:table-cell office:value-type="float" office:value="1.21876" calcext:value-type="float">
            <text:p>1.21876</text:p>
          </table:table-cell>
          <table:table-cell office:value-type="float" office:value="0.19256" calcext:value-type="float">
            <text:p>0.19256</text:p>
          </table:table-cell>
          <table:table-cell office:value-type="float" office:value="0.12717" calcext:value-type="float">
            <text:p>0.12717</text:p>
          </table:table-cell>
          <table:table-cell table:style-name="ce5" office:value-type="float" office:value="2.97157" calcext:value-type="float">
            <text:p>2.97157</text:p>
          </table:table-cell>
          <table:table-cell office:value-type="float" office:value="0.9849" calcext:value-type="float">
            <text:p>0.9849</text:p>
          </table:table-cell>
          <table:table-cell office:value-type="float" office:value="0.15042" calcext:value-type="float">
            <text:p>0.15042</text:p>
          </table:table-cell>
          <table:table-cell office:value-type="float" office:value="0.085223" calcext:value-type="float">
            <text:p>0.085223</text:p>
          </table:table-cell>
          <table:table-cell table:style-name="ce5" office:value-type="float" office:value="2.9467" calcext:value-type="float">
            <text:p>2.9467</text:p>
          </table:table-cell>
          <table:table-cell table:number-columns-repeated="4"/>
        </table:table-row>
        <table:table-row table:style-name="ro1">
          <table:table-cell office:value-type="float" office:value="2.4194" calcext:value-type="float">
            <text:p>2.4194</text:p>
          </table:table-cell>
          <table:table-cell office:value-type="float" office:value="0.89093" calcext:value-type="float">
            <text:p>0.89093</text:p>
          </table:table-cell>
          <table:table-cell office:value-type="float" office:value="0.65428" calcext:value-type="float">
            <text:p>0.65428</text:p>
          </table:table-cell>
          <table:table-cell table:style-name="ce5" office:value-type="float" office:value="0.79338" calcext:value-type="float">
            <text:p>0.79338</text:p>
          </table:table-cell>
          <table:table-cell office:value-type="float" office:value="1.40055" calcext:value-type="float">
            <text:p>1.40055</text:p>
          </table:table-cell>
          <table:table-cell office:value-type="float" office:value="0.37017" calcext:value-type="float">
            <text:p>0.37017</text:p>
          </table:table-cell>
          <table:table-cell office:value-type="float" office:value="0.24662" calcext:value-type="float">
            <text:p>0.24662</text:p>
          </table:table-cell>
          <table:table-cell table:style-name="ce5" office:value-type="float" office:value="0.60278" calcext:value-type="float">
            <text:p>0.60278</text:p>
          </table:table-cell>
          <table:table-cell office:value-type="float" office:value="1.03315" calcext:value-type="float">
            <text:p>1.03315</text:p>
          </table:table-cell>
          <table:table-cell office:value-type="float" office:value="0.21612" calcext:value-type="float">
            <text:p>0.21612</text:p>
          </table:table-cell>
          <table:table-cell office:value-type="float" office:value="0.14245" calcext:value-type="float">
            <text:p>0.14245</text:p>
          </table:table-cell>
          <table:table-cell table:style-name="ce5" office:value-type="float" office:value="0.62395" calcext:value-type="float">
            <text:p>0.62395</text:p>
          </table:table-cell>
          <table:table-cell office:value-type="float" office:value="0.85009" calcext:value-type="float">
            <text:p>0.85009</text:p>
          </table:table-cell>
          <table:table-cell office:value-type="float" office:value="0.20302" calcext:value-type="float">
            <text:p>0.20302</text:p>
          </table:table-cell>
          <table:table-cell office:value-type="float" office:value="0.13144" calcext:value-type="float">
            <text:p>0.13144</text:p>
          </table:table-cell>
          <table:table-cell table:style-name="ce5" office:value-type="float" office:value="0.6491" calcext:value-type="float">
            <text:p>0.6491</text:p>
          </table:table-cell>
          <table:table-cell office:value-type="float" office:value="1.05872" calcext:value-type="float">
            <text:p>1.05872</text:p>
          </table:table-cell>
          <table:table-cell office:value-type="float" office:value="0.19524" calcext:value-type="float">
            <text:p>0.19524</text:p>
          </table:table-cell>
          <table:table-cell office:value-type="float" office:value="0.12581" calcext:value-type="float">
            <text:p>0.12581</text:p>
          </table:table-cell>
          <table:table-cell table:style-name="ce5" office:value-type="float" office:value="2.75682" calcext:value-type="float">
            <text:p>2.75682</text:p>
          </table:table-cell>
          <table:table-cell office:value-type="float" office:value="0.87079" calcext:value-type="float">
            <text:p>0.87079</text:p>
          </table:table-cell>
          <table:table-cell office:value-type="float" office:value="0.19306" calcext:value-type="float">
            <text:p>0.19306</text:p>
          </table:table-cell>
          <table:table-cell office:value-type="float" office:value="0.12719" calcext:value-type="float">
            <text:p>0.12719</text:p>
          </table:table-cell>
          <table:table-cell table:style-name="ce5" office:value-type="float" office:value="3.43797" calcext:value-type="float">
            <text:p>3.43797</text:p>
          </table:table-cell>
          <table:table-cell office:value-type="float" office:value="1.10282" calcext:value-type="float">
            <text:p>1.10282</text:p>
          </table:table-cell>
          <table:table-cell office:value-type="float" office:value="0.19249" calcext:value-type="float">
            <text:p>0.19249</text:p>
          </table:table-cell>
          <table:table-cell office:value-type="float" office:value="0.12714" calcext:value-type="float">
            <text:p>0.12714</text:p>
          </table:table-cell>
          <table:table-cell table:style-name="ce5" office:value-type="float" office:value="3.03628" calcext:value-type="float">
            <text:p>3.03628</text:p>
          </table:table-cell>
          <table:table-cell office:value-type="float" office:value="1.22885" calcext:value-type="float">
            <text:p>1.22885</text:p>
          </table:table-cell>
          <table:table-cell office:value-type="float" office:value="0.14986" calcext:value-type="float">
            <text:p>0.14986</text:p>
          </table:table-cell>
          <table:table-cell office:value-type="float" office:value="0.085269" calcext:value-type="float">
            <text:p>0.085269</text:p>
          </table:table-cell>
          <table:table-cell table:style-name="ce5" office:value-type="float" office:value="3.01525" calcext:value-type="float">
            <text:p>3.01525</text:p>
          </table:table-cell>
          <table:table-cell table:number-columns-repeated="4"/>
        </table:table-row>
        <table:table-row table:style-name="ro1">
          <table:table-cell office:value-type="float" office:value="2.43833" calcext:value-type="float">
            <text:p>2.43833</text:p>
          </table:table-cell>
          <table:table-cell office:value-type="float" office:value="0.88979" calcext:value-type="float">
            <text:p>0.88979</text:p>
          </table:table-cell>
          <table:table-cell office:value-type="float" office:value="0.65008" calcext:value-type="float">
            <text:p>0.65008</text:p>
          </table:table-cell>
          <table:table-cell table:style-name="ce5" office:value-type="float" office:value="0.79956" calcext:value-type="float">
            <text:p>0.79956</text:p>
          </table:table-cell>
          <table:table-cell office:value-type="float" office:value="1.39907" calcext:value-type="float">
            <text:p>1.39907</text:p>
          </table:table-cell>
          <table:table-cell office:value-type="float" office:value="0.37013" calcext:value-type="float">
            <text:p>0.37013</text:p>
          </table:table-cell>
          <table:table-cell office:value-type="float" office:value="0.24657" calcext:value-type="float">
            <text:p>0.24657</text:p>
          </table:table-cell>
          <table:table-cell table:style-name="ce5" office:value-type="float" office:value="0.60299" calcext:value-type="float">
            <text:p>0.60299</text:p>
          </table:table-cell>
          <table:table-cell office:value-type="float" office:value="1.00577" calcext:value-type="float">
            <text:p>1.00577</text:p>
          </table:table-cell>
          <table:table-cell office:value-type="float" office:value="0.21616" calcext:value-type="float">
            <text:p>0.21616</text:p>
          </table:table-cell>
          <table:table-cell office:value-type="float" office:value="0.14257" calcext:value-type="float">
            <text:p>0.14257</text:p>
          </table:table-cell>
          <table:table-cell table:style-name="ce5" office:value-type="float" office:value="0.6234" calcext:value-type="float">
            <text:p>0.6234</text:p>
          </table:table-cell>
          <table:table-cell office:value-type="float" office:value="0.8715" calcext:value-type="float">
            <text:p>0.8715</text:p>
          </table:table-cell>
          <table:table-cell office:value-type="float" office:value="0.20315" calcext:value-type="float">
            <text:p>0.20315</text:p>
          </table:table-cell>
          <table:table-cell office:value-type="float" office:value="0.13147" calcext:value-type="float">
            <text:p>0.13147</text:p>
          </table:table-cell>
          <table:table-cell table:style-name="ce5" office:value-type="float" office:value="0.64912" calcext:value-type="float">
            <text:p>0.64912</text:p>
          </table:table-cell>
          <table:table-cell office:value-type="float" office:value="1.05853" calcext:value-type="float">
            <text:p>1.05853</text:p>
          </table:table-cell>
          <table:table-cell office:value-type="float" office:value="0.19522" calcext:value-type="float">
            <text:p>0.19522</text:p>
          </table:table-cell>
          <table:table-cell office:value-type="float" office:value="0.12582" calcext:value-type="float">
            <text:p>0.12582</text:p>
          </table:table-cell>
          <table:table-cell table:style-name="ce5" office:value-type="float" office:value="2.79832" calcext:value-type="float">
            <text:p>2.79832</text:p>
          </table:table-cell>
          <table:table-cell office:value-type="float" office:value="1.30459" calcext:value-type="float">
            <text:p>1.30459</text:p>
          </table:table-cell>
          <table:table-cell office:value-type="float" office:value="0.19308" calcext:value-type="float">
            <text:p>0.19308</text:p>
          </table:table-cell>
          <table:table-cell office:value-type="float" office:value="0.12718" calcext:value-type="float">
            <text:p>0.12718</text:p>
          </table:table-cell>
          <table:table-cell table:style-name="ce5" office:value-type="float" office:value="3.12837" calcext:value-type="float">
            <text:p>3.12837</text:p>
          </table:table-cell>
          <table:table-cell office:value-type="float" office:value="1.22267" calcext:value-type="float">
            <text:p>1.22267</text:p>
          </table:table-cell>
          <table:table-cell office:value-type="float" office:value="0.19255" calcext:value-type="float">
            <text:p>0.19255</text:p>
          </table:table-cell>
          <table:table-cell office:value-type="float" office:value="0.12721" calcext:value-type="float">
            <text:p>0.12721</text:p>
          </table:table-cell>
          <table:table-cell table:style-name="ce5" office:value-type="float" office:value="2.95189" calcext:value-type="float">
            <text:p>2.95189</text:p>
          </table:table-cell>
          <table:table-cell office:value-type="float" office:value="1.20078" calcext:value-type="float">
            <text:p>1.20078</text:p>
          </table:table-cell>
          <table:table-cell office:value-type="float" office:value="0.14989" calcext:value-type="float">
            <text:p>0.14989</text:p>
          </table:table-cell>
          <table:table-cell office:value-type="float" office:value="0.085176" calcext:value-type="float">
            <text:p>0.085176</text:p>
          </table:table-cell>
          <table:table-cell table:style-name="ce5" office:value-type="float" office:value="2.9546" calcext:value-type="float">
            <text:p>2.9546</text:p>
          </table:table-cell>
          <table:table-cell table:number-columns-repeated="4"/>
        </table:table-row>
        <table:table-row table:style-name="ro1">
          <table:table-cell office:value-type="float" office:value="2.43871" calcext:value-type="float">
            <text:p>2.43871</text:p>
          </table:table-cell>
          <table:table-cell office:value-type="float" office:value="0.89051" calcext:value-type="float">
            <text:p>0.89051</text:p>
          </table:table-cell>
          <table:table-cell office:value-type="float" office:value="0.65297" calcext:value-type="float">
            <text:p>0.65297</text:p>
          </table:table-cell>
          <table:table-cell table:style-name="ce5" office:value-type="float" office:value="0.79942" calcext:value-type="float">
            <text:p>0.79942</text:p>
          </table:table-cell>
          <table:table-cell office:value-type="float" office:value="1.3996" calcext:value-type="float">
            <text:p>1.3996</text:p>
          </table:table-cell>
          <table:table-cell office:value-type="float" office:value="0.37012" calcext:value-type="float">
            <text:p>0.37012</text:p>
          </table:table-cell>
          <table:table-cell office:value-type="float" office:value="0.24654" calcext:value-type="float">
            <text:p>0.24654</text:p>
          </table:table-cell>
          <table:table-cell table:style-name="ce5" office:value-type="float" office:value="0.60286" calcext:value-type="float">
            <text:p>0.60286</text:p>
          </table:table-cell>
          <table:table-cell office:value-type="float" office:value="1.03365" calcext:value-type="float">
            <text:p>1.03365</text:p>
          </table:table-cell>
          <table:table-cell office:value-type="float" office:value="0.21596" calcext:value-type="float">
            <text:p>0.21596</text:p>
          </table:table-cell>
          <table:table-cell office:value-type="float" office:value="0.14245" calcext:value-type="float">
            <text:p>0.14245</text:p>
          </table:table-cell>
          <table:table-cell table:style-name="ce5" office:value-type="float" office:value="0.62408" calcext:value-type="float">
            <text:p>0.62408</text:p>
          </table:table-cell>
          <table:table-cell office:value-type="float" office:value="0.8432" calcext:value-type="float">
            <text:p>0.8432</text:p>
          </table:table-cell>
          <table:table-cell office:value-type="float" office:value="0.20304" calcext:value-type="float">
            <text:p>0.20304</text:p>
          </table:table-cell>
          <table:table-cell office:value-type="float" office:value="0.13146" calcext:value-type="float">
            <text:p>0.13146</text:p>
          </table:table-cell>
          <table:table-cell table:style-name="ce5" office:value-type="float" office:value="0.649" calcext:value-type="float">
            <text:p>0.649</text:p>
          </table:table-cell>
          <table:table-cell office:value-type="float" office:value="1.25736" calcext:value-type="float">
            <text:p>1.25736</text:p>
          </table:table-cell>
          <table:table-cell office:value-type="float" office:value="0.1953" calcext:value-type="float">
            <text:p>0.1953</text:p>
          </table:table-cell>
          <table:table-cell office:value-type="float" office:value="0.12582" calcext:value-type="float">
            <text:p>0.12582</text:p>
          </table:table-cell>
          <table:table-cell table:style-name="ce5" office:value-type="float" office:value="2.69886" calcext:value-type="float">
            <text:p>2.69886</text:p>
          </table:table-cell>
          <table:table-cell office:value-type="float" office:value="1.27886" calcext:value-type="float">
            <text:p>1.27886</text:p>
          </table:table-cell>
          <table:table-cell office:value-type="float" office:value="0.19304" calcext:value-type="float">
            <text:p>0.19304</text:p>
          </table:table-cell>
          <table:table-cell office:value-type="float" office:value="0.12716" calcext:value-type="float">
            <text:p>0.12716</text:p>
          </table:table-cell>
          <table:table-cell table:style-name="ce5" office:value-type="float" office:value="3.09592" calcext:value-type="float">
            <text:p>3.09592</text:p>
          </table:table-cell>
          <table:table-cell office:value-type="float" office:value="1.20202" calcext:value-type="float">
            <text:p>1.20202</text:p>
          </table:table-cell>
          <table:table-cell office:value-type="float" office:value="0.19253" calcext:value-type="float">
            <text:p>0.19253</text:p>
          </table:table-cell>
          <table:table-cell office:value-type="float" office:value="0.12717" calcext:value-type="float">
            <text:p>0.12717</text:p>
          </table:table-cell>
          <table:table-cell table:style-name="ce5" office:value-type="float" office:value="2.99882" calcext:value-type="float">
            <text:p>2.99882</text:p>
          </table:table-cell>
          <table:table-cell office:value-type="float" office:value="1.19335" calcext:value-type="float">
            <text:p>1.19335</text:p>
          </table:table-cell>
          <table:table-cell office:value-type="float" office:value="0.15531" calcext:value-type="float">
            <text:p>0.15531</text:p>
          </table:table-cell>
          <table:table-cell office:value-type="float" office:value="0.085215" calcext:value-type="float">
            <text:p>0.085215</text:p>
          </table:table-cell>
          <table:table-cell table:style-name="ce5" office:value-type="float" office:value="2.9491" calcext:value-type="float">
            <text:p>2.9491</text:p>
          </table:table-cell>
          <table:table-cell table:number-columns-repeated="4"/>
        </table:table-row>
        <table:table-row table:style-name="ro1">
          <table:table-cell office:value-type="float" office:value="2.43667" calcext:value-type="float">
            <text:p>2.43667</text:p>
          </table:table-cell>
          <table:table-cell office:value-type="float" office:value="0.88772" calcext:value-type="float">
            <text:p>0.88772</text:p>
          </table:table-cell>
          <table:table-cell office:value-type="float" office:value="0.65366" calcext:value-type="float">
            <text:p>0.65366</text:p>
          </table:table-cell>
          <table:table-cell table:style-name="ce5" office:value-type="float" office:value="0.79893" calcext:value-type="float">
            <text:p>0.79893</text:p>
          </table:table-cell>
          <table:table-cell office:value-type="float" office:value="1.39053" calcext:value-type="float">
            <text:p>1.39053</text:p>
          </table:table-cell>
          <table:table-cell office:value-type="float" office:value="0.36982" calcext:value-type="float">
            <text:p>0.36982</text:p>
          </table:table-cell>
          <table:table-cell office:value-type="float" office:value="0.24644" calcext:value-type="float">
            <text:p>0.24644</text:p>
          </table:table-cell>
          <table:table-cell table:style-name="ce5" office:value-type="float" office:value="0.60294" calcext:value-type="float">
            <text:p>0.60294</text:p>
          </table:table-cell>
          <table:table-cell office:value-type="float" office:value="1.03307" calcext:value-type="float">
            <text:p>1.03307</text:p>
          </table:table-cell>
          <table:table-cell office:value-type="float" office:value="0.21591" calcext:value-type="float">
            <text:p>0.21591</text:p>
          </table:table-cell>
          <table:table-cell office:value-type="float" office:value="0.1426" calcext:value-type="float">
            <text:p>0.1426</text:p>
          </table:table-cell>
          <table:table-cell table:style-name="ce5" office:value-type="float" office:value="0.624" calcext:value-type="float">
            <text:p>0.624</text:p>
          </table:table-cell>
          <table:table-cell office:value-type="float" office:value="0.8573" calcext:value-type="float">
            <text:p>0.8573</text:p>
          </table:table-cell>
          <table:table-cell office:value-type="float" office:value="0.20305" calcext:value-type="float">
            <text:p>0.20305</text:p>
          </table:table-cell>
          <table:table-cell office:value-type="float" office:value="0.13144" calcext:value-type="float">
            <text:p>0.13144</text:p>
          </table:table-cell>
          <table:table-cell table:style-name="ce5" office:value-type="float" office:value="0.64903" calcext:value-type="float">
            <text:p>0.64903</text:p>
          </table:table-cell>
          <table:table-cell office:value-type="float" office:value="1.2516" calcext:value-type="float">
            <text:p>1.2516</text:p>
          </table:table-cell>
          <table:table-cell office:value-type="float" office:value="0.19532" calcext:value-type="float">
            <text:p>0.19532</text:p>
          </table:table-cell>
          <table:table-cell office:value-type="float" office:value="0.12584" calcext:value-type="float">
            <text:p>0.12584</text:p>
          </table:table-cell>
          <table:table-cell table:style-name="ce5" office:value-type="float" office:value="2.74113" calcext:value-type="float">
            <text:p>2.74113</text:p>
          </table:table-cell>
          <table:table-cell office:value-type="float" office:value="1.2767" calcext:value-type="float">
            <text:p>1.2767</text:p>
          </table:table-cell>
          <table:table-cell office:value-type="float" office:value="0.19307" calcext:value-type="float">
            <text:p>0.19307</text:p>
          </table:table-cell>
          <table:table-cell office:value-type="float" office:value="0.1272" calcext:value-type="float">
            <text:p>0.1272</text:p>
          </table:table-cell>
          <table:table-cell table:style-name="ce5" office:value-type="float" office:value="3.15481" calcext:value-type="float">
            <text:p>3.15481</text:p>
          </table:table-cell>
          <table:table-cell office:value-type="float" office:value="1.20597" calcext:value-type="float">
            <text:p>1.20597</text:p>
          </table:table-cell>
          <table:table-cell office:value-type="float" office:value="0.19257" calcext:value-type="float">
            <text:p>0.19257</text:p>
          </table:table-cell>
          <table:table-cell office:value-type="float" office:value="0.1272" calcext:value-type="float">
            <text:p>0.1272</text:p>
          </table:table-cell>
          <table:table-cell table:style-name="ce5" office:value-type="float" office:value="2.96447" calcext:value-type="float">
            <text:p>2.96447</text:p>
          </table:table-cell>
          <table:table-cell office:value-type="float" office:value="1.00055" calcext:value-type="float">
            <text:p>1.00055</text:p>
          </table:table-cell>
          <table:table-cell office:value-type="float" office:value="0.17249" calcext:value-type="float">
            <text:p>0.17249</text:p>
          </table:table-cell>
          <table:table-cell office:value-type="float" office:value="0.10101" calcext:value-type="float">
            <text:p>0.10101</text:p>
          </table:table-cell>
          <table:table-cell table:style-name="ce5" office:value-type="float" office:value="2.96809" calcext:value-type="float">
            <text:p>2.96809</text:p>
          </table:table-cell>
          <table:table-cell table:number-columns-repeated="4"/>
        </table:table-row>
        <table:table-row table:style-name="ro1">
          <table:table-cell office:value-type="float" office:value="2.43114" calcext:value-type="float">
            <text:p>2.43114</text:p>
          </table:table-cell>
          <table:table-cell office:value-type="float" office:value="0.88798" calcext:value-type="float">
            <text:p>0.88798</text:p>
          </table:table-cell>
          <table:table-cell office:value-type="float" office:value="0.6535" calcext:value-type="float">
            <text:p>0.6535</text:p>
          </table:table-cell>
          <table:table-cell table:style-name="ce5" office:value-type="float" office:value="0.79738" calcext:value-type="float">
            <text:p>0.79738</text:p>
          </table:table-cell>
          <table:table-cell office:value-type="float" office:value="1.37911" calcext:value-type="float">
            <text:p>1.37911</text:p>
          </table:table-cell>
          <table:table-cell office:value-type="float" office:value="0.37004" calcext:value-type="float">
            <text:p>0.37004</text:p>
          </table:table-cell>
          <table:table-cell office:value-type="float" office:value="0.24659" calcext:value-type="float">
            <text:p>0.24659</text:p>
          </table:table-cell>
          <table:table-cell table:style-name="ce5" office:value-type="float" office:value="0.60212" calcext:value-type="float">
            <text:p>0.60212</text:p>
          </table:table-cell>
          <table:table-cell office:value-type="float" office:value="1.03377" calcext:value-type="float">
            <text:p>1.03377</text:p>
          </table:table-cell>
          <table:table-cell office:value-type="float" office:value="0.21589" calcext:value-type="float">
            <text:p>0.21589</text:p>
          </table:table-cell>
          <table:table-cell office:value-type="float" office:value="0.14258" calcext:value-type="float">
            <text:p>0.14258</text:p>
          </table:table-cell>
          <table:table-cell table:style-name="ce5" office:value-type="float" office:value="0.62397" calcext:value-type="float">
            <text:p>0.62397</text:p>
          </table:table-cell>
          <table:table-cell office:value-type="float" office:value="0.87166" calcext:value-type="float">
            <text:p>0.87166</text:p>
          </table:table-cell>
          <table:table-cell office:value-type="float" office:value="0.20306" calcext:value-type="float">
            <text:p>0.20306</text:p>
          </table:table-cell>
          <table:table-cell office:value-type="float" office:value="0.13149" calcext:value-type="float">
            <text:p>0.13149</text:p>
          </table:table-cell>
          <table:table-cell table:style-name="ce5" office:value-type="float" office:value="0.64906" calcext:value-type="float">
            <text:p>0.64906</text:p>
          </table:table-cell>
          <table:table-cell office:value-type="float" office:value="1.2655" calcext:value-type="float">
            <text:p>1.2655</text:p>
          </table:table-cell>
          <table:table-cell office:value-type="float" office:value="0.19534" calcext:value-type="float">
            <text:p>0.19534</text:p>
          </table:table-cell>
          <table:table-cell office:value-type="float" office:value="0.12583" calcext:value-type="float">
            <text:p>0.12583</text:p>
          </table:table-cell>
          <table:table-cell table:style-name="ce5" office:value-type="float" office:value="2.78566" calcext:value-type="float">
            <text:p>2.78566</text:p>
          </table:table-cell>
          <table:table-cell office:value-type="float" office:value="0.85364" calcext:value-type="float">
            <text:p>0.85364</text:p>
          </table:table-cell>
          <table:table-cell office:value-type="float" office:value="0.19306" calcext:value-type="float">
            <text:p>0.19306</text:p>
          </table:table-cell>
          <table:table-cell office:value-type="float" office:value="0.12726" calcext:value-type="float">
            <text:p>0.12726</text:p>
          </table:table-cell>
          <table:table-cell table:style-name="ce5" office:value-type="float" office:value="3.5126" calcext:value-type="float">
            <text:p>3.5126</text:p>
          </table:table-cell>
          <table:table-cell office:value-type="float" office:value="1.06161" calcext:value-type="float">
            <text:p>1.06161</text:p>
          </table:table-cell>
          <table:table-cell office:value-type="float" office:value="0.19255" calcext:value-type="float">
            <text:p>0.19255</text:p>
          </table:table-cell>
          <table:table-cell office:value-type="float" office:value="0.12717" calcext:value-type="float">
            <text:p>0.12717</text:p>
          </table:table-cell>
          <table:table-cell table:style-name="ce5" office:value-type="float" office:value="2.99943" calcext:value-type="float">
            <text:p>2.99943</text:p>
          </table:table-cell>
          <table:table-cell office:value-type="float" office:value="1.20455" calcext:value-type="float">
            <text:p>1.20455</text:p>
          </table:table-cell>
          <table:table-cell office:value-type="float" office:value="0.17249" calcext:value-type="float">
            <text:p>0.17249</text:p>
          </table:table-cell>
          <table:table-cell office:value-type="float" office:value="0.095622" calcext:value-type="float">
            <text:p>0.095622</text:p>
          </table:table-cell>
          <table:table-cell table:style-name="ce5" office:value-type="float" office:value="2.95541" calcext:value-type="float">
            <text:p>2.95541</text:p>
          </table:table-cell>
          <table:table-cell table:number-columns-repeated="4"/>
        </table:table-row>
        <table:table-row table:style-name="ro1">
          <table:table-cell office:value-type="float" office:value="2.43596" calcext:value-type="float">
            <text:p>2.43596</text:p>
          </table:table-cell>
          <table:table-cell office:value-type="float" office:value="0.89065" calcext:value-type="float">
            <text:p>0.89065</text:p>
          </table:table-cell>
          <table:table-cell office:value-type="float" office:value="0.65296" calcext:value-type="float">
            <text:p>0.65296</text:p>
          </table:table-cell>
          <table:table-cell table:style-name="ce5" office:value-type="float" office:value="0.79865" calcext:value-type="float">
            <text:p>0.79865</text:p>
          </table:table-cell>
          <table:table-cell office:value-type="float" office:value="1.39935" calcext:value-type="float">
            <text:p>1.39935</text:p>
          </table:table-cell>
          <table:table-cell office:value-type="float" office:value="0.36989" calcext:value-type="float">
            <text:p>0.36989</text:p>
          </table:table-cell>
          <table:table-cell office:value-type="float" office:value="0.24649" calcext:value-type="float">
            <text:p>0.24649</text:p>
          </table:table-cell>
          <table:table-cell table:style-name="ce5" office:value-type="float" office:value="0.60293" calcext:value-type="float">
            <text:p>0.60293</text:p>
          </table:table-cell>
          <table:table-cell office:value-type="float" office:value="1.0331" calcext:value-type="float">
            <text:p>1.0331</text:p>
          </table:table-cell>
          <table:table-cell office:value-type="float" office:value="0.21572" calcext:value-type="float">
            <text:p>0.21572</text:p>
          </table:table-cell>
          <table:table-cell office:value-type="float" office:value="0.14262" calcext:value-type="float">
            <text:p>0.14262</text:p>
          </table:table-cell>
          <table:table-cell table:style-name="ce5" office:value-type="float" office:value="0.62401" calcext:value-type="float">
            <text:p>0.62401</text:p>
          </table:table-cell>
          <table:table-cell office:value-type="float" office:value="0.8707" calcext:value-type="float">
            <text:p>0.8707</text:p>
          </table:table-cell>
          <table:table-cell office:value-type="float" office:value="0.20306" calcext:value-type="float">
            <text:p>0.20306</text:p>
          </table:table-cell>
          <table:table-cell office:value-type="float" office:value="0.13143" calcext:value-type="float">
            <text:p>0.13143</text:p>
          </table:table-cell>
          <table:table-cell table:style-name="ce5" office:value-type="float" office:value="0.64917" calcext:value-type="float">
            <text:p>0.64917</text:p>
          </table:table-cell>
          <table:table-cell office:value-type="float" office:value="1.09173" calcext:value-type="float">
            <text:p>1.09173</text:p>
          </table:table-cell>
          <table:table-cell office:value-type="float" office:value="0.19529" calcext:value-type="float">
            <text:p>0.19529</text:p>
          </table:table-cell>
          <table:table-cell office:value-type="float" office:value="0.12587" calcext:value-type="float">
            <text:p>0.12587</text:p>
          </table:table-cell>
          <table:table-cell table:style-name="ce5" office:value-type="float" office:value="2.58838" calcext:value-type="float">
            <text:p>2.58838</text:p>
          </table:table-cell>
          <table:table-cell office:value-type="float" office:value="1.27882" calcext:value-type="float">
            <text:p>1.27882</text:p>
          </table:table-cell>
          <table:table-cell office:value-type="float" office:value="0.19307" calcext:value-type="float">
            <text:p>0.19307</text:p>
          </table:table-cell>
          <table:table-cell office:value-type="float" office:value="0.12722" calcext:value-type="float">
            <text:p>0.12722</text:p>
          </table:table-cell>
          <table:table-cell table:style-name="ce5" office:value-type="float" office:value="3.12337" calcext:value-type="float">
            <text:p>3.12337</text:p>
          </table:table-cell>
          <table:table-cell office:value-type="float" office:value="1.20134" calcext:value-type="float">
            <text:p>1.20134</text:p>
          </table:table-cell>
          <table:table-cell office:value-type="float" office:value="0.19252" calcext:value-type="float">
            <text:p>0.19252</text:p>
          </table:table-cell>
          <table:table-cell office:value-type="float" office:value="0.12718" calcext:value-type="float">
            <text:p>0.12718</text:p>
          </table:table-cell>
          <table:table-cell table:style-name="ce5" office:value-type="float" office:value="2.9504" calcext:value-type="float">
            <text:p>2.9504</text:p>
          </table:table-cell>
          <table:table-cell office:value-type="float" office:value="1.20628" calcext:value-type="float">
            <text:p>1.20628</text:p>
          </table:table-cell>
          <table:table-cell office:value-type="float" office:value="0.15151" calcext:value-type="float">
            <text:p>0.15151</text:p>
          </table:table-cell>
          <table:table-cell office:value-type="float" office:value="0.08524" calcext:value-type="float">
            <text:p>0.08524</text:p>
          </table:table-cell>
          <table:table-cell table:style-name="ce5" office:value-type="float" office:value="2.9512" calcext:value-type="float">
            <text:p>2.9512</text:p>
          </table:table-cell>
          <table:table-cell table:number-columns-repeated="4"/>
        </table:table-row>
        <table:table-row table:style-name="ro1">
          <table:table-cell office:value-type="float" office:value="2.43804" calcext:value-type="float">
            <text:p>2.43804</text:p>
          </table:table-cell>
          <table:table-cell office:value-type="float" office:value="0.89057" calcext:value-type="float">
            <text:p>0.89057</text:p>
          </table:table-cell>
          <table:table-cell office:value-type="float" office:value="0.65395" calcext:value-type="float">
            <text:p>0.65395</text:p>
          </table:table-cell>
          <table:table-cell table:style-name="ce5" office:value-type="float" office:value="0.79925" calcext:value-type="float">
            <text:p>0.79925</text:p>
          </table:table-cell>
          <table:table-cell office:value-type="float" office:value="1.39963" calcext:value-type="float">
            <text:p>1.39963</text:p>
          </table:table-cell>
          <table:table-cell office:value-type="float" office:value="0.36981" calcext:value-type="float">
            <text:p>0.36981</text:p>
          </table:table-cell>
          <table:table-cell office:value-type="float" office:value="0.24656" calcext:value-type="float">
            <text:p>0.24656</text:p>
          </table:table-cell>
          <table:table-cell table:style-name="ce5" office:value-type="float" office:value="0.6028" calcext:value-type="float">
            <text:p>0.6028</text:p>
          </table:table-cell>
          <table:table-cell office:value-type="float" office:value="1.03333" calcext:value-type="float">
            <text:p>1.03333</text:p>
          </table:table-cell>
          <table:table-cell office:value-type="float" office:value="0.21573" calcext:value-type="float">
            <text:p>0.21573</text:p>
          </table:table-cell>
          <table:table-cell office:value-type="float" office:value="0.14256" calcext:value-type="float">
            <text:p>0.14256</text:p>
          </table:table-cell>
          <table:table-cell table:style-name="ce5" office:value-type="float" office:value="0.62412" calcext:value-type="float">
            <text:p>0.62412</text:p>
          </table:table-cell>
          <table:table-cell office:value-type="float" office:value="1.16552" calcext:value-type="float">
            <text:p>1.16552</text:p>
          </table:table-cell>
          <table:table-cell office:value-type="float" office:value="0.20305" calcext:value-type="float">
            <text:p>0.20305</text:p>
          </table:table-cell>
          <table:table-cell office:value-type="float" office:value="0.13151" calcext:value-type="float">
            <text:p>0.13151</text:p>
          </table:table-cell>
          <table:table-cell table:style-name="ce5" office:value-type="float" office:value="0.64913" calcext:value-type="float">
            <text:p>0.64913</text:p>
          </table:table-cell>
          <table:table-cell office:value-type="float" office:value="1.05279" calcext:value-type="float">
            <text:p>1.05279</text:p>
          </table:table-cell>
          <table:table-cell office:value-type="float" office:value="0.19524" calcext:value-type="float">
            <text:p>0.19524</text:p>
          </table:table-cell>
          <table:table-cell office:value-type="float" office:value="0.12576" calcext:value-type="float">
            <text:p>0.12576</text:p>
          </table:table-cell>
          <table:table-cell table:style-name="ce5" office:value-type="float" office:value="2.79314" calcext:value-type="float">
            <text:p>2.79314</text:p>
          </table:table-cell>
          <table:table-cell office:value-type="float" office:value="1.2623" calcext:value-type="float">
            <text:p>1.2623</text:p>
          </table:table-cell>
          <table:table-cell office:value-type="float" office:value="0.19305" calcext:value-type="float">
            <text:p>0.19305</text:p>
          </table:table-cell>
          <table:table-cell office:value-type="float" office:value="0.12721" calcext:value-type="float">
            <text:p>0.12721</text:p>
          </table:table-cell>
          <table:table-cell table:style-name="ce5" office:value-type="float" office:value="3.138" calcext:value-type="float">
            <text:p>3.138</text:p>
          </table:table-cell>
          <table:table-cell office:value-type="float" office:value="1.21484" calcext:value-type="float">
            <text:p>1.21484</text:p>
          </table:table-cell>
          <table:table-cell office:value-type="float" office:value="0.19252" calcext:value-type="float">
            <text:p>0.19252</text:p>
          </table:table-cell>
          <table:table-cell office:value-type="float" office:value="0.12718" calcext:value-type="float">
            <text:p>0.12718</text:p>
          </table:table-cell>
          <table:table-cell table:style-name="ce5" office:value-type="float" office:value="2.94565" calcext:value-type="float">
            <text:p>2.94565</text:p>
          </table:table-cell>
          <table:table-cell office:value-type="float" office:value="1.00959" calcext:value-type="float">
            <text:p>1.00959</text:p>
          </table:table-cell>
          <table:table-cell office:value-type="float" office:value="0.14993" calcext:value-type="float">
            <text:p>0.14993</text:p>
          </table:table-cell>
          <table:table-cell office:value-type="float" office:value="0.085229" calcext:value-type="float">
            <text:p>0.085229</text:p>
          </table:table-cell>
          <table:table-cell table:style-name="ce5" office:value-type="float" office:value="2.98966" calcext:value-type="float">
            <text:p>2.98966</text:p>
          </table:table-cell>
          <table:table-cell table:number-columns-repeated="4"/>
        </table:table-row>
        <table:table-row table:style-name="ro1">
          <table:table-cell table:style-name="ce3" table:formula="of:=AVERAGE([.A5:.A14])" office:value-type="float" office:value="2.4325858" calcext:value-type="float">
            <text:p>2.4325858</text:p>
          </table:table-cell>
          <table:table-cell table:style-name="ce3" table:formula="of:=AVERAGE([.B5:.B14])" office:value-type="float" office:value="0.889412" calcext:value-type="float">
            <text:p>0.889412</text:p>
          </table:table-cell>
          <table:table-cell table:style-name="ce3" table:formula="of:=AVERAGE([.C5:.C14])" office:value-type="float" office:value="0.652904" calcext:value-type="float">
            <text:p>0.652904</text:p>
          </table:table-cell>
          <table:table-cell table:style-name="ce6" table:formula="of:=AVERAGE([.D5:.D14])" office:value-type="float" office:value="0.796975" calcext:value-type="float">
            <text:p>0.796975</text:p>
          </table:table-cell>
          <table:table-cell table:style-name="ce8" table:formula="of:=AVERAGE([.E5:.E14])" office:value-type="float" office:value="1.389011" calcext:value-type="float">
            <text:p>1.389011</text:p>
          </table:table-cell>
          <table:table-cell table:style-name="ce8" table:formula="of:=AVERAGE([.F5:.F14])" office:value-type="float" office:value="0.370032" calcext:value-type="float">
            <text:p>0.370032</text:p>
          </table:table-cell>
          <table:table-cell table:style-name="ce8" table:formula="of:=AVERAGE([.G5:.G14])" office:value-type="float" office:value="0.246552" calcext:value-type="float">
            <text:p>0.246552</text:p>
          </table:table-cell>
          <table:table-cell table:style-name="ce10" table:formula="of:=AVERAGE([.H5:.H14])" office:value-type="float" office:value="0.602708" calcext:value-type="float">
            <text:p>0.602708</text:p>
          </table:table-cell>
          <table:table-cell table:style-name="ce8" table:formula="of:=AVERAGE([.I5:.I14])" office:value-type="float" office:value="1.030634" calcext:value-type="float">
            <text:p>1.030634</text:p>
          </table:table-cell>
          <table:table-cell table:style-name="ce8" table:formula="of:=AVERAGE([.J5:.J14])" office:value-type="float" office:value="0.215923" calcext:value-type="float">
            <text:p>0.215923</text:p>
          </table:table-cell>
          <table:table-cell table:style-name="ce8" table:formula="of:=AVERAGE([.K5:.K14])" office:value-type="float" office:value="0.142568" calcext:value-type="float">
            <text:p>0.142568</text:p>
          </table:table-cell>
          <table:table-cell table:style-name="ce10" table:formula="of:=AVERAGE([.L5:.L14])" office:value-type="float" office:value="0.623957" calcext:value-type="float">
            <text:p>0.623957</text:p>
          </table:table-cell>
          <table:table-cell table:style-name="ce8" table:formula="of:=AVERAGE([.M5:.M14])" office:value-type="float" office:value="0.891523" calcext:value-type="float">
            <text:p>0.891523</text:p>
          </table:table-cell>
          <table:table-cell table:style-name="ce8" table:formula="of:=AVERAGE([.N5:.N14])" office:value-type="float" office:value="0.203065" calcext:value-type="float">
            <text:p>0.203065</text:p>
          </table:table-cell>
          <table:table-cell table:style-name="ce8" table:formula="of:=AVERAGE([.O5:.O14])" office:value-type="float" office:value="0.131439" calcext:value-type="float">
            <text:p>0.131439</text:p>
          </table:table-cell>
          <table:table-cell table:style-name="ce10" table:formula="of:=AVERAGE([.P5:.P14])" office:value-type="float" office:value="0.64912" calcext:value-type="float">
            <text:p>0.64912</text:p>
          </table:table-cell>
          <table:table-cell table:style-name="ce8" table:formula="of:=AVERAGE([.Q5:.Q14])" office:value-type="float" office:value="1.181497" calcext:value-type="float">
            <text:p>1.181497</text:p>
          </table:table-cell>
          <table:table-cell table:style-name="ce8" table:formula="of:=AVERAGE([.R5:.R14])" office:value-type="float" office:value="0.195257" calcext:value-type="float">
            <text:p>0.195257</text:p>
          </table:table-cell>
          <table:table-cell table:style-name="ce8" table:formula="of:=AVERAGE([.S5:.S14])" office:value-type="float" office:value="0.125816" calcext:value-type="float">
            <text:p>0.125816</text:p>
          </table:table-cell>
          <table:table-cell table:style-name="ce10" table:formula="of:=AVERAGE([.T5:.T14])" office:value-type="float" office:value="2.725135" calcext:value-type="float">
            <text:p>2.725135</text:p>
          </table:table-cell>
          <table:table-cell table:style-name="ce8" table:formula="of:=AVERAGE([.U5:.U14])" office:value-type="float" office:value="1.073337" calcext:value-type="float">
            <text:p>1.073337</text:p>
          </table:table-cell>
          <table:table-cell table:style-name="ce8" table:formula="of:=AVERAGE([.V5:.V14])" office:value-type="float" office:value="0.193056" calcext:value-type="float">
            <text:p>0.193056</text:p>
          </table:table-cell>
          <table:table-cell table:style-name="ce8" table:formula="of:=AVERAGE([.W5:.W14])" office:value-type="float" office:value="0.127194" calcext:value-type="float">
            <text:p>0.127194</text:p>
          </table:table-cell>
          <table:table-cell table:style-name="ce10" table:formula="of:=AVERAGE([.X5:.X14])" office:value-type="float" office:value="3.295181" calcext:value-type="float">
            <text:p>3.295181</text:p>
          </table:table-cell>
          <table:table-cell table:style-name="ce8" table:formula="of:=AVERAGE([.Y5:.Y14])" office:value-type="float" office:value="1.135309" calcext:value-type="float">
            <text:p>1.135309</text:p>
          </table:table-cell>
          <table:table-cell table:style-name="ce8" table:formula="of:=AVERAGE([.Z5:.Z14])" office:value-type="float" office:value="0.192537" calcext:value-type="float">
            <text:p>0.192537</text:p>
          </table:table-cell>
          <table:table-cell table:style-name="ce8" table:formula="of:=AVERAGE([.AA5:.AA14])" office:value-type="float" office:value="0.127175" calcext:value-type="float">
            <text:p>0.127175</text:p>
          </table:table-cell>
          <table:table-cell table:style-name="ce10" table:formula="of:=AVERAGE([.AB5:.AB14])" office:value-type="float" office:value="3.009813" calcext:value-type="float">
            <text:p>3.009813</text:p>
          </table:table-cell>
          <table:table-cell table:style-name="ce8" table:formula="of:=AVERAGE([.AC5:.AC14])" office:value-type="float" office:value="1.124277" calcext:value-type="float">
            <text:p>1.124277</text:p>
          </table:table-cell>
          <table:table-cell table:style-name="ce8" table:formula="of:=AVERAGE([.AD5:.AD14])" office:value-type="float" office:value="0.157416" calcext:value-type="float">
            <text:p>0.157416</text:p>
          </table:table-cell>
          <table:table-cell table:style-name="ce8" table:formula="of:=AVERAGE([.AE5:.AE14])" office:value-type="float" office:value="0.0896831" calcext:value-type="float">
            <text:p>0.0896831</text:p>
          </table:table-cell>
          <table:table-cell table:style-name="ce10" table:formula="of:=AVERAGE([.AF5:.AF14])" office:value-type="float" office:value="2.96274" calcext:value-type="float">
            <text:p>2.96274</text:p>
          </table:table-cell>
          <table:table-cell table:number-columns-repeated="4"/>
        </table:table-row>
        <table:table-row table:style-name="ro1">
          <table:table-cell table:style-name="ce8" table:formula="of:=STDEV([.A5:.A14])" office:value-type="float" office:value="0.0102490393457685" calcext:value-type="float">
            <text:p>0.010249039345769</text:p>
          </table:table-cell>
          <table:table-cell table:style-name="ce8" table:formula="of:=STDEV([.B5:.B14])" office:value-type="float" office:value="0.00129146600591902" calcext:value-type="float">
            <text:p>0.001291466005919</text:p>
          </table:table-cell>
          <table:table-cell table:style-name="ce8" table:formula="of:=STDEV([.C5:.C14])" office:value-type="float" office:value="0.00144831856532554" calcext:value-type="float">
            <text:p>0.001448318565326</text:p>
          </table:table-cell>
          <table:table-cell table:style-name="ce8" table:formula="of:=STDEV([.D5:.D14])" office:value-type="float" office:value="0.00331581814941651" calcext:value-type="float">
            <text:p>0.003315818149417</text:p>
          </table:table-cell>
          <table:table-cell table:style-name="ce8" table:formula="of:=STDEV([.E5:.E14])" office:value-type="float" office:value="0.0123225308096817" calcext:value-type="float">
            <text:p>0.012322530809682</text:p>
          </table:table-cell>
          <table:table-cell table:style-name="ce8" table:formula="of:=STDEV([.F5:.F14])" office:value-type="float" office:value="0.000139028374402089" calcext:value-type="float">
            <text:p>0.000139028374402</text:p>
          </table:table-cell>
          <table:table-cell table:style-name="ce8" table:formula="of:=STDEV([.G5:.G14])" office:value-type="float" office:value="0.0000740570350773262" calcext:value-type="float">
            <text:p>7.40570350773262E-05</text:p>
          </table:table-cell>
          <table:table-cell table:style-name="ce8" table:formula="of:=STDEV([.H5:.H14])" office:value-type="float" office:value="0.000433123025889351" calcext:value-type="float">
            <text:p>0.000433123025889</text:p>
          </table:table-cell>
          <table:table-cell table:style-name="ce8" table:formula="of:=STDEV([.I5:.I14])" office:value-type="float" office:value="0.00874316647445304" calcext:value-type="float">
            <text:p>0.008743166474453</text:p>
          </table:table-cell>
          <table:table-cell table:style-name="ce8" table:formula="of:=STDEV([.J5:.J14])" office:value-type="float" office:value="0.000152173146996001" calcext:value-type="float">
            <text:p>0.000152173146996</text:p>
          </table:table-cell>
          <table:table-cell table:style-name="ce8" table:formula="of:=STDEV([.K5:.K14])" office:value-type="float" office:value="0.0000728468713581179" calcext:value-type="float">
            <text:p>7.28468713581179E-05</text:p>
          </table:table-cell>
          <table:table-cell table:style-name="ce8" table:formula="of:=STDEV([.L5:.L14])" office:value-type="float" office:value="0.000207259901251211" calcext:value-type="float">
            <text:p>0.000207259901251</text:p>
          </table:table-cell>
          <table:table-cell table:style-name="ce8" table:formula="of:=STDEV([.M5:.M14])" office:value-type="float" office:value="0.0970365288664245" calcext:value-type="float">
            <text:p>0.097036528866425</text:p>
          </table:table-cell>
          <table:table-cell table:style-name="ce8" table:formula="of:=STDEV([.N5:.N14])" office:value-type="float" office:value="0.0000356682242650586" calcext:value-type="float">
            <text:p>3.56682242650586E-05</text:p>
          </table:table-cell>
          <table:table-cell table:style-name="ce8" table:formula="of:=STDEV([.O5:.O14])" office:value-type="float" office:value="0.0000462961481479144" calcext:value-type="float">
            <text:p>4.62961481479144E-05</text:p>
          </table:table-cell>
          <table:table-cell table:style-name="ce8" table:formula="of:=STDEV([.P5:.P14])" office:value-type="float" office:value="0.0000724185366079955" calcext:value-type="float">
            <text:p>7.24185366079955E-05</text:p>
          </table:table-cell>
          <table:table-cell table:style-name="ce8" table:formula="of:=STDEV([.Q5:.Q14])" office:value-type="float" office:value="0.100590716497874" calcext:value-type="float">
            <text:p>0.100590716497874</text:p>
          </table:table-cell>
          <table:table-cell table:style-name="ce8" table:formula="of:=STDEV([.R5:.R14])" office:value-type="float" office:value="0.0000585092585266091" calcext:value-type="float">
            <text:p>5.85092585266091E-05</text:p>
          </table:table-cell>
          <table:table-cell table:style-name="ce8" table:formula="of:=STDEV([.S5:.S14])" office:value-type="float" office:value="0.0000302581485810942" calcext:value-type="float">
            <text:p>3.02581485810942E-05</text:p>
          </table:table-cell>
          <table:table-cell table:style-name="ce8" table:formula="of:=STDEV([.T5:.T14])" office:value-type="float" office:value="0.0652669838688241" calcext:value-type="float">
            <text:p>0.065266983868824</text:p>
          </table:table-cell>
          <table:table-cell table:style-name="ce8" table:formula="of:=STDEV([.U5:.U14])" office:value-type="float" office:value="0.218401033425007" calcext:value-type="float">
            <text:p>0.218401033425007</text:p>
          </table:table-cell>
          <table:table-cell table:style-name="ce8" table:formula="of:=STDEV([.V5:.V14])" office:value-type="float" office:value="0.0000183787316694536" calcext:value-type="float">
            <text:p>1.83787316694536E-05</text:p>
          </table:table-cell>
          <table:table-cell table:style-name="ce8" table:formula="of:=STDEV([.W5:.W14])" office:value-type="float" office:value="0.0000411501316320298" calcext:value-type="float">
            <text:p>4.11501316320298E-05</text:p>
          </table:table-cell>
          <table:table-cell table:style-name="ce8" table:formula="of:=STDEV([.X5:.X14])" office:value-type="float" office:value="0.178381882391558" calcext:value-type="float">
            <text:p>0.178381882391558</text:p>
          </table:table-cell>
          <table:table-cell table:style-name="ce8" table:formula="of:=STDEV([.Y5:.Y14])" office:value-type="float" office:value="0.116263113807528" calcext:value-type="float">
            <text:p>0.116263113807528</text:p>
          </table:table-cell>
          <table:table-cell table:style-name="ce8" table:formula="of:=STDEV([.Z5:.Z14])" office:value-type="float" office:value="0.0000235937844922481" calcext:value-type="float">
            <text:p>2.35937844922481E-05</text:p>
          </table:table-cell>
          <table:table-cell table:style-name="ce8" table:formula="of:=STDEV([.AA5:.AA14])" office:value-type="float" office:value="0.0000227303028283128" calcext:value-type="float">
            <text:p>2.27303028283128E-05</text:p>
          </table:table-cell>
          <table:table-cell table:style-name="ce8" table:formula="of:=STDEV([.AB5:.AB14])" office:value-type="float" office:value="0.124924503249852" calcext:value-type="float">
            <text:p>0.124924503249852</text:p>
          </table:table-cell>
          <table:table-cell table:style-name="ce8" table:formula="of:=STDEV([.AC5:.AC14])" office:value-type="float" office:value="0.107407506260555" calcext:value-type="float">
            <text:p>0.107407506260555</text:p>
          </table:table-cell>
          <table:table-cell table:style-name="ce8" table:formula="of:=STDEV([.AD5:.AD14])" office:value-type="float" office:value="0.0105193200033716" calcext:value-type="float">
            <text:p>0.010519320003372</text:p>
          </table:table-cell>
          <table:table-cell table:style-name="ce8" table:formula="of:=STDEV([.AE5:.AE14])" office:value-type="float" office:value="0.0074552362575277" calcext:value-type="float">
            <text:p>0.007455236257528</text:p>
          </table:table-cell>
          <table:table-cell table:style-name="ce8" table:formula="of:=STDEV([.AF5:.AF14])" office:value-type="float" office:value="0.022613930809717" calcext:value-type="float">
            <text:p>0.022613930809717</text:p>
          </table:table-cell>
          <table:table-cell table:number-columns-repeated="4"/>
        </table:table-row>
        <table:table-row table:style-name="ro1" table:number-rows-repeated="3">
          <table:table-cell table:style-name="Default" table:number-columns-repeated="32"/>
          <table:table-cell table:number-columns-repeated="4"/>
        </table:table-row>
        <table:table-row table:style-name="ro1">
          <table:table-cell table:style-name="ce13" office:value-type="string" calcext:value-type="string" table:number-columns-spanned="32" table:number-rows-spanned="2">
            <text:p>IMAGE_SIZE=32768x32768</text:p>
          </table:table-cell>
          <table:covered-table-cell table:number-columns-repeated="31" table:style-name="Default"/>
          <table:table-cell table:number-columns-repeated="4"/>
        </table:table-row>
        <table:table-row table:style-name="ro1">
          <table:covered-table-cell table:number-columns-repeated="32" table:style-name="Default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BLOCK_SIZE=2</text:p>
          </table:table-cell>
          <table:covered-table-cell table:number-columns-repeated="3" table:style-name="Default"/>
          <table:table-cell table:style-name="ce7" office:value-type="string" calcext:value-type="string" table:number-columns-spanned="4" table:number-rows-spanned="1">
            <text:p>BLOCK_SIZE=4</text:p>
          </table:table-cell>
          <table:covered-table-cell table:number-columns-repeated="3" table:style-name="ce9"/>
          <table:table-cell table:style-name="ce11" office:value-type="string" calcext:value-type="string" table:number-columns-spanned="4" table:number-rows-spanned="1">
            <text:p>BLOCK_SIZE=8</text:p>
          </table:table-cell>
          <table:covered-table-cell table:number-columns-repeated="3" table:style-name="ce9"/>
          <table:table-cell table:style-name="ce11" office:value-type="string" calcext:value-type="string" table:number-columns-spanned="4" table:number-rows-spanned="1">
            <text:p>BLOCK_SIZE=16</text:p>
          </table:table-cell>
          <table:covered-table-cell table:number-columns-repeated="3" table:style-name="ce9"/>
          <table:table-cell table:style-name="ce12" office:value-type="string" calcext:value-type="string" table:number-columns-spanned="4" table:number-rows-spanned="1">
            <text:p>BLOCK_SIZE=32</text:p>
          </table:table-cell>
          <table:covered-table-cell table:number-columns-repeated="3" table:style-name="ce9"/>
          <table:table-cell table:style-name="ce12" office:value-type="string" calcext:value-type="string" table:number-columns-spanned="4" table:number-rows-spanned="1">
            <text:p>BLOCK_SIZE=64</text:p>
          </table:table-cell>
          <table:covered-table-cell table:number-columns-repeated="3" table:style-name="ce9"/>
          <table:table-cell table:style-name="ce12" office:value-type="string" calcext:value-type="string" table:number-columns-spanned="4" table:number-rows-spanned="1">
            <text:p>BLOCK_SIZE=128</text:p>
          </table:table-cell>
          <table:covered-table-cell table:number-columns-repeated="3" table:style-name="ce9"/>
          <table:table-cell table:style-name="ce12" office:value-type="string" calcext:value-type="string" table:number-columns-spanned="4" table:number-rows-spanned="1">
            <text:p>BLOCK_SIZE=256</text:p>
          </table:table-cell>
          <table:covered-table-cell table:number-columns-repeated="3" table:style-name="ce9"/>
          <table:table-cell table:style-name="ce12" office:value-type="string" calcext:value-type="string" table:number-columns-spanned="4" table:number-rows-spanned="1">
            <text:p>BLOCK_SIZE=512</text:p>
          </table:table-cell>
          <table:covered-table-cell table:number-columns-repeated="3" table:style-name="ce9"/>
        </table:table-row>
        <table:table-row table:style-name="ro1">
          <table:table-cell office:value-type="string" calcext:value-type="string">
            <text:p>H2D</text:p>
          </table:table-cell>
          <table:table-cell office:value-type="string" calcext:value-type="string">
            <text:p>KER_ROW</text:p>
          </table:table-cell>
          <table:table-cell office:value-type="string" calcext:value-type="string">
            <text:p>KER_COL</text:p>
          </table:table-cell>
          <table:table-cell office:value-type="string" calcext:value-type="string">
            <text:p>D2H</text:p>
          </table:table-cell>
          <table:table-cell office:value-type="string" calcext:value-type="string">
            <text:p>H2D</text:p>
          </table:table-cell>
          <table:table-cell office:value-type="string" calcext:value-type="string">
            <text:p>KER_ROW</text:p>
          </table:table-cell>
          <table:table-cell office:value-type="string" calcext:value-type="string">
            <text:p>KER_COL</text:p>
          </table:table-cell>
          <table:table-cell office:value-type="string" calcext:value-type="string">
            <text:p>D2H</text:p>
          </table:table-cell>
          <table:table-cell office:value-type="string" calcext:value-type="string">
            <text:p>H2D</text:p>
          </table:table-cell>
          <table:table-cell office:value-type="string" calcext:value-type="string">
            <text:p>KER_ROW</text:p>
          </table:table-cell>
          <table:table-cell office:value-type="string" calcext:value-type="string">
            <text:p>KER_COL</text:p>
          </table:table-cell>
          <table:table-cell office:value-type="string" calcext:value-type="string">
            <text:p>D2H</text:p>
          </table:table-cell>
          <table:table-cell office:value-type="string" calcext:value-type="string">
            <text:p>H2D</text:p>
          </table:table-cell>
          <table:table-cell office:value-type="string" calcext:value-type="string">
            <text:p>KER_ROW</text:p>
          </table:table-cell>
          <table:table-cell office:value-type="string" calcext:value-type="string">
            <text:p>KER_COL</text:p>
          </table:table-cell>
          <table:table-cell office:value-type="string" calcext:value-type="string">
            <text:p>D2H</text:p>
          </table:table-cell>
          <table:table-cell office:value-type="string" calcext:value-type="string">
            <text:p>H2D</text:p>
          </table:table-cell>
          <table:table-cell office:value-type="string" calcext:value-type="string">
            <text:p>KER_ROW</text:p>
          </table:table-cell>
          <table:table-cell office:value-type="string" calcext:value-type="string">
            <text:p>KER_COL</text:p>
          </table:table-cell>
          <table:table-cell office:value-type="string" calcext:value-type="string">
            <text:p>D2H</text:p>
          </table:table-cell>
          <table:table-cell office:value-type="string" calcext:value-type="string">
            <text:p>H2D</text:p>
          </table:table-cell>
          <table:table-cell office:value-type="string" calcext:value-type="string">
            <text:p>KER_ROW</text:p>
          </table:table-cell>
          <table:table-cell office:value-type="string" calcext:value-type="string">
            <text:p>KER_COL</text:p>
          </table:table-cell>
          <table:table-cell office:value-type="string" calcext:value-type="string">
            <text:p>D2H</text:p>
          </table:table-cell>
          <table:table-cell office:value-type="string" calcext:value-type="string">
            <text:p>H2D</text:p>
          </table:table-cell>
          <table:table-cell office:value-type="string" calcext:value-type="string">
            <text:p>KER_ROW</text:p>
          </table:table-cell>
          <table:table-cell office:value-type="string" calcext:value-type="string">
            <text:p>KER_COL</text:p>
          </table:table-cell>
          <table:table-cell office:value-type="string" calcext:value-type="string">
            <text:p>D2H</text:p>
          </table:table-cell>
          <table:table-cell office:value-type="string" calcext:value-type="string">
            <text:p>H2D</text:p>
          </table:table-cell>
          <table:table-cell office:value-type="string" calcext:value-type="string">
            <text:p>KER_ROW</text:p>
          </table:table-cell>
          <table:table-cell office:value-type="string" calcext:value-type="string">
            <text:p>KER_COL</text:p>
          </table:table-cell>
          <table:table-cell office:value-type="string" calcext:value-type="string">
            <text:p>D2H</text:p>
          </table:table-cell>
          <table:table-cell table:style-name="ce2" office:value-type="string" calcext:value-type="string">
            <text:p>H2D</text:p>
          </table:table-cell>
          <table:table-cell table:style-name="ce2" office:value-type="string" calcext:value-type="string">
            <text:p>KER_ROW</text:p>
          </table:table-cell>
          <table:table-cell table:style-name="ce2" office:value-type="string" calcext:value-type="string">
            <text:p>KER_COL</text:p>
          </table:table-cell>
          <table:table-cell table:style-name="ce2" office:value-type="string" calcext:value-type="string">
            <text:p>D2H</text:p>
          </table:table-cell>
        </table:table-row>
        <table:table-row table:style-name="ro1">
          <table:table-cell office:value-type="float" office:value="9.72754" calcext:value-type="float">
            <text:p>9.72754</text:p>
          </table:table-cell>
          <table:table-cell office:value-type="float" office:value="3.55815" calcext:value-type="float">
            <text:p>3.55815</text:p>
          </table:table-cell>
          <table:table-cell office:value-type="float" office:value="2.61649" calcext:value-type="float">
            <text:p>2.61649</text:p>
          </table:table-cell>
          <table:table-cell office:value-type="float" office:value="3.18655" calcext:value-type="float">
            <text:p>3.18655</text:p>
          </table:table-cell>
          <table:table-cell office:value-type="float" office:value="5.59872" calcext:value-type="float">
            <text:p>5.59872</text:p>
          </table:table-cell>
          <table:table-cell office:value-type="float" office:value="1.48675" calcext:value-type="float">
            <text:p>1.48675</text:p>
          </table:table-cell>
          <table:table-cell office:value-type="float" office:value="0.99056" calcext:value-type="float">
            <text:p>0.99056</text:p>
          </table:table-cell>
          <table:table-cell office:value-type="float" office:value="2.40894" calcext:value-type="float">
            <text:p>2.40894</text:p>
          </table:table-cell>
          <table:table-cell office:value-type="float" office:value="4.14386" calcext:value-type="float">
            <text:p>4.14386</text:p>
          </table:table-cell>
          <table:table-cell office:value-type="float" office:value="0.86377" calcext:value-type="float">
            <text:p>0.86377</text:p>
          </table:table-cell>
          <table:table-cell office:value-type="float" office:value="0.57299" calcext:value-type="float">
            <text:p>0.57299</text:p>
          </table:table-cell>
          <table:table-cell office:value-type="float" office:value="2.49596" calcext:value-type="float">
            <text:p>2.49596</text:p>
          </table:table-cell>
          <table:table-cell office:value-type="float" office:value="5.74908" calcext:value-type="float">
            <text:p>5.74908</text:p>
          </table:table-cell>
          <table:table-cell office:value-type="float" office:value="0.81892" calcext:value-type="float">
            <text:p>0.81892</text:p>
          </table:table-cell>
          <table:table-cell office:value-type="float" office:value="0.52962" calcext:value-type="float">
            <text:p>0.52962</text:p>
          </table:table-cell>
          <table:table-cell office:value-type="float" office:value="2.59686" calcext:value-type="float">
            <text:p>2.59686</text:p>
          </table:table-cell>
          <table:table-cell office:value-type="float" office:value="8.07336" calcext:value-type="float">
            <text:p>8.07336</text:p>
          </table:table-cell>
          <table:table-cell office:value-type="float" office:value="0.78552" calcext:value-type="float">
            <text:p>0.78552</text:p>
          </table:table-cell>
          <table:table-cell office:value-type="float" office:value="0.5063" calcext:value-type="float">
            <text:p>0.5063</text:p>
          </table:table-cell>
          <table:table-cell office:value-type="float" office:value="11.459" calcext:value-type="float">
            <text:p>11.459</text:p>
          </table:table-cell>
          <table:table-cell office:value-type="float" office:value="7.7023" calcext:value-type="float">
            <text:p>7.7023</text:p>
          </table:table-cell>
          <table:table-cell office:value-type="float" office:value="0.77698" calcext:value-type="float">
            <text:p>0.77698</text:p>
          </table:table-cell>
          <table:table-cell office:value-type="float" office:value="0.51266" calcext:value-type="float">
            <text:p>0.51266</text:p>
          </table:table-cell>
          <table:table-cell office:value-type="float" office:value="13.2791" calcext:value-type="float">
            <text:p>13.2791</text:p>
          </table:table-cell>
          <table:table-cell office:value-type="float" office:value="3.63142" calcext:value-type="float">
            <text:p>3.63142</text:p>
          </table:table-cell>
          <table:table-cell office:value-type="float" office:value="0.77487" calcext:value-type="float">
            <text:p>0.77487</text:p>
          </table:table-cell>
          <table:table-cell office:value-type="float" office:value="0.51235" calcext:value-type="float">
            <text:p>0.51235</text:p>
          </table:table-cell>
          <table:table-cell office:value-type="float" office:value="13.6224" calcext:value-type="float">
            <text:p>13.6224</text:p>
          </table:table-cell>
          <table:table-cell office:value-type="float" office:value="4.5757" calcext:value-type="float">
            <text:p>4.5757</text:p>
          </table:table-cell>
          <table:table-cell office:value-type="float" office:value="0.59647" calcext:value-type="float">
            <text:p>0.59647</text:p>
          </table:table-cell>
          <table:table-cell office:value-type="float" office:value="0.34102" calcext:value-type="float">
            <text:p>0.34102</text:p>
          </table:table-cell>
          <table:table-cell office:value-type="float" office:value="12.4725" calcext:value-type="float">
            <text:p>12.4725</text:p>
          </table:table-cell>
          <table:table-cell table:style-name="ce2" office:value-type="float" office:value="4.12629" calcext:value-type="float">
            <text:p>4.12629</text:p>
          </table:table-cell>
          <table:table-cell table:style-name="ce2" office:value-type="float" office:value="0.52996" calcext:value-type="float">
            <text:p>0.52996</text:p>
          </table:table-cell>
          <table:table-cell table:style-name="ce2" office:value-type="float" office:value="0.34117" calcext:value-type="float">
            <text:p>0.34117</text:p>
          </table:table-cell>
          <table:table-cell table:style-name="ce2" office:value-type="float" office:value="12.5097" calcext:value-type="float">
            <text:p>12.5097</text:p>
          </table:table-cell>
        </table:table-row>
        <table:table-row table:style-name="ro1">
          <table:table-cell office:value-type="float" office:value="9.7413" calcext:value-type="float">
            <text:p>9.7413</text:p>
          </table:table-cell>
          <table:table-cell office:value-type="float" office:value="3.56626" calcext:value-type="float">
            <text:p>3.56626</text:p>
          </table:table-cell>
          <table:table-cell office:value-type="float" office:value="2.619" calcext:value-type="float">
            <text:p>2.619</text:p>
          </table:table-cell>
          <table:table-cell office:value-type="float" office:value="3.19015" calcext:value-type="float">
            <text:p>3.19015</text:p>
          </table:table-cell>
          <table:table-cell office:value-type="float" office:value="5.60114" calcext:value-type="float">
            <text:p>5.60114</text:p>
          </table:table-cell>
          <table:table-cell office:value-type="float" office:value="1.48648" calcext:value-type="float">
            <text:p>1.48648</text:p>
          </table:table-cell>
          <table:table-cell office:value-type="float" office:value="0.99098" calcext:value-type="float">
            <text:p>0.99098</text:p>
          </table:table-cell>
          <table:table-cell office:value-type="float" office:value="2.40932" calcext:value-type="float">
            <text:p>2.40932</text:p>
          </table:table-cell>
          <table:table-cell office:value-type="float" office:value="4.0576" calcext:value-type="float">
            <text:p>4.0576</text:p>
          </table:table-cell>
          <table:table-cell office:value-type="float" office:value="0.86425" calcext:value-type="float">
            <text:p>0.86425</text:p>
          </table:table-cell>
          <table:table-cell office:value-type="float" office:value="0.57452" calcext:value-type="float">
            <text:p>0.57452</text:p>
          </table:table-cell>
          <table:table-cell office:value-type="float" office:value="2.49283" calcext:value-type="float">
            <text:p>2.49283</text:p>
          </table:table-cell>
          <table:table-cell office:value-type="float" office:value="5.74666" calcext:value-type="float">
            <text:p>5.74666</text:p>
          </table:table-cell>
          <table:table-cell office:value-type="float" office:value="0.81891" calcext:value-type="float">
            <text:p>0.81891</text:p>
          </table:table-cell>
          <table:table-cell office:value-type="float" office:value="0.52953" calcext:value-type="float">
            <text:p>0.52953</text:p>
          </table:table-cell>
          <table:table-cell office:value-type="float" office:value="2.69717" calcext:value-type="float">
            <text:p>2.69717</text:p>
          </table:table-cell>
          <table:table-cell office:value-type="float" office:value="4.67247" calcext:value-type="float">
            <text:p>4.67247</text:p>
          </table:table-cell>
          <table:table-cell office:value-type="float" office:value="0.78147" calcext:value-type="float">
            <text:p>0.78147</text:p>
          </table:table-cell>
          <table:table-cell office:value-type="float" office:value="0.50357" calcext:value-type="float">
            <text:p>0.50357</text:p>
          </table:table-cell>
          <table:table-cell office:value-type="float" office:value="10.8199" calcext:value-type="float">
            <text:p>10.8199</text:p>
          </table:table-cell>
          <table:table-cell office:value-type="float" office:value="7.83471" calcext:value-type="float">
            <text:p>7.83471</text:p>
          </table:table-cell>
          <table:table-cell office:value-type="float" office:value="0.77231" calcext:value-type="float">
            <text:p>0.77231</text:p>
          </table:table-cell>
          <table:table-cell office:value-type="float" office:value="0.50917" calcext:value-type="float">
            <text:p>0.50917</text:p>
          </table:table-cell>
          <table:table-cell office:value-type="float" office:value="13.4819" calcext:value-type="float">
            <text:p>13.4819</text:p>
          </table:table-cell>
          <table:table-cell office:value-type="float" office:value="4.3588" calcext:value-type="float">
            <text:p>4.3588</text:p>
          </table:table-cell>
          <table:table-cell office:value-type="float" office:value="0.76997" calcext:value-type="float">
            <text:p>0.76997</text:p>
          </table:table-cell>
          <table:table-cell office:value-type="float" office:value="0.50872" calcext:value-type="float">
            <text:p>0.50872</text:p>
          </table:table-cell>
          <table:table-cell office:value-type="float" office:value="12.6989" calcext:value-type="float">
            <text:p>12.6989</text:p>
          </table:table-cell>
          <table:table-cell office:value-type="float" office:value="4.24818" calcext:value-type="float">
            <text:p>4.24818</text:p>
          </table:table-cell>
          <table:table-cell office:value-type="float" office:value="0.53611" calcext:value-type="float">
            <text:p>0.53611</text:p>
          </table:table-cell>
          <table:table-cell office:value-type="float" office:value="0.25795" calcext:value-type="float">
            <text:p>0.25795</text:p>
          </table:table-cell>
          <table:table-cell office:value-type="float" office:value="11.7689" calcext:value-type="float">
            <text:p>11.7689</text:p>
          </table:table-cell>
          <table:table-cell table:style-name="ce2" office:value-type="float" office:value="3.49019" calcext:value-type="float">
            <text:p>3.49019</text:p>
          </table:table-cell>
          <table:table-cell table:style-name="ce2" office:value-type="float" office:value="0.50229" calcext:value-type="float">
            <text:p>0.50229</text:p>
          </table:table-cell>
          <table:table-cell table:style-name="ce2" office:value-type="float" office:value="0.34134" calcext:value-type="float">
            <text:p>0.34134</text:p>
          </table:table-cell>
          <table:table-cell table:style-name="ce2" office:value-type="float" office:value="12.5067" calcext:value-type="float">
            <text:p>12.5067</text:p>
          </table:table-cell>
        </table:table-row>
        <table:table-row table:style-name="ro1">
          <table:table-cell office:value-type="float" office:value="9.74236" calcext:value-type="float">
            <text:p>9.74236</text:p>
          </table:table-cell>
          <table:table-cell office:value-type="float" office:value="3.55988" calcext:value-type="float">
            <text:p>3.55988</text:p>
          </table:table-cell>
          <table:table-cell office:value-type="float" office:value="2.61983" calcext:value-type="float">
            <text:p>2.61983</text:p>
          </table:table-cell>
          <table:table-cell office:value-type="float" office:value="3.19235" calcext:value-type="float">
            <text:p>3.19235</text:p>
          </table:table-cell>
          <table:table-cell office:value-type="float" office:value="5.59581" calcext:value-type="float">
            <text:p>5.59581</text:p>
          </table:table-cell>
          <table:table-cell office:value-type="float" office:value="1.48617" calcext:value-type="float">
            <text:p>1.48617</text:p>
          </table:table-cell>
          <table:table-cell office:value-type="float" office:value="0.99075" calcext:value-type="float">
            <text:p>0.99075</text:p>
          </table:table-cell>
          <table:table-cell office:value-type="float" office:value="2.40851" calcext:value-type="float">
            <text:p>2.40851</text:p>
          </table:table-cell>
          <table:table-cell office:value-type="float" office:value="4.14125" calcext:value-type="float">
            <text:p>4.14125</text:p>
          </table:table-cell>
          <table:table-cell office:value-type="float" office:value="0.87241" calcext:value-type="float">
            <text:p>0.87241</text:p>
          </table:table-cell>
          <table:table-cell office:value-type="float" office:value="0.57507" calcext:value-type="float">
            <text:p>0.57507</text:p>
          </table:table-cell>
          <table:table-cell office:value-type="float" office:value="2.49569" calcext:value-type="float">
            <text:p>2.49569</text:p>
          </table:table-cell>
          <table:table-cell office:value-type="float" office:value="5.73788" calcext:value-type="float">
            <text:p>5.73788</text:p>
          </table:table-cell>
          <table:table-cell office:value-type="float" office:value="0.81874" calcext:value-type="float">
            <text:p>0.81874</text:p>
          </table:table-cell>
          <table:table-cell office:value-type="float" office:value="0.52934" calcext:value-type="float">
            <text:p>0.52934</text:p>
          </table:table-cell>
          <table:table-cell office:value-type="float" office:value="2.59687" calcext:value-type="float">
            <text:p>2.59687</text:p>
          </table:table-cell>
          <table:table-cell office:value-type="float" office:value="4.1902" calcext:value-type="float">
            <text:p>4.1902</text:p>
          </table:table-cell>
          <table:table-cell office:value-type="float" office:value="0.78164" calcext:value-type="float">
            <text:p>0.78164</text:p>
          </table:table-cell>
          <table:table-cell office:value-type="float" office:value="0.50378" calcext:value-type="float">
            <text:p>0.50378</text:p>
          </table:table-cell>
          <table:table-cell office:value-type="float" office:value="11.2854" calcext:value-type="float">
            <text:p>11.2854</text:p>
          </table:table-cell>
          <table:table-cell office:value-type="float" office:value="7.9024" calcext:value-type="float">
            <text:p>7.9024</text:p>
          </table:table-cell>
          <table:table-cell office:value-type="float" office:value="0.77231" calcext:value-type="float">
            <text:p>0.77231</text:p>
          </table:table-cell>
          <table:table-cell office:value-type="float" office:value="0.50923" calcext:value-type="float">
            <text:p>0.50923</text:p>
          </table:table-cell>
          <table:table-cell office:value-type="float" office:value="13.4111" calcext:value-type="float">
            <text:p>13.4111</text:p>
          </table:table-cell>
          <table:table-cell office:value-type="float" office:value="4.21169" calcext:value-type="float">
            <text:p>4.21169</text:p>
          </table:table-cell>
          <table:table-cell office:value-type="float" office:value="0.77007" calcext:value-type="float">
            <text:p>0.77007</text:p>
          </table:table-cell>
          <table:table-cell office:value-type="float" office:value="0.50875" calcext:value-type="float">
            <text:p>0.50875</text:p>
          </table:table-cell>
          <table:table-cell office:value-type="float" office:value="13.1886" calcext:value-type="float">
            <text:p>13.1886</text:p>
          </table:table-cell>
          <table:table-cell office:value-type="float" office:value="8.68732" calcext:value-type="float">
            <text:p>8.68732</text:p>
          </table:table-cell>
          <table:table-cell office:value-type="float" office:value="0.63867" calcext:value-type="float">
            <text:p>0.63867</text:p>
          </table:table-cell>
          <table:table-cell office:value-type="float" office:value="0.34418" calcext:value-type="float">
            <text:p>0.34418</text:p>
          </table:table-cell>
          <table:table-cell office:value-type="float" office:value="12.799" calcext:value-type="float">
            <text:p>12.799</text:p>
          </table:table-cell>
          <table:table-cell table:style-name="ce2" office:value-type="float" office:value="3.50336" calcext:value-type="float">
            <text:p>3.50336</text:p>
          </table:table-cell>
          <table:table-cell table:style-name="ce2" office:value-type="float" office:value="0.50229" calcext:value-type="float">
            <text:p>0.50229</text:p>
          </table:table-cell>
          <table:table-cell table:style-name="ce2" office:value-type="float" office:value="0.34133" calcext:value-type="float">
            <text:p>0.34133</text:p>
          </table:table-cell>
          <table:table-cell table:style-name="ce2" office:value-type="float" office:value="12.4982" calcext:value-type="float">
            <text:p>12.4982</text:p>
          </table:table-cell>
        </table:table-row>
        <table:table-row table:style-name="ro1">
          <table:table-cell office:value-type="float" office:value="9.74619" calcext:value-type="float">
            <text:p>9.74619</text:p>
          </table:table-cell>
          <table:table-cell office:value-type="float" office:value="3.56499" calcext:value-type="float">
            <text:p>3.56499</text:p>
          </table:table-cell>
          <table:table-cell office:value-type="float" office:value="2.61911" calcext:value-type="float">
            <text:p>2.61911</text:p>
          </table:table-cell>
          <table:table-cell office:value-type="float" office:value="3.19276" calcext:value-type="float">
            <text:p>3.19276</text:p>
          </table:table-cell>
          <table:table-cell office:value-type="float" office:value="5.60135" calcext:value-type="float">
            <text:p>5.60135</text:p>
          </table:table-cell>
          <table:table-cell office:value-type="float" office:value="1.48296" calcext:value-type="float">
            <text:p>1.48296</text:p>
          </table:table-cell>
          <table:table-cell office:value-type="float" office:value="0.99028" calcext:value-type="float">
            <text:p>0.99028</text:p>
          </table:table-cell>
          <table:table-cell office:value-type="float" office:value="2.41059" calcext:value-type="float">
            <text:p>2.41059</text:p>
          </table:table-cell>
          <table:table-cell office:value-type="float" office:value="4.14183" calcext:value-type="float">
            <text:p>4.14183</text:p>
          </table:table-cell>
          <table:table-cell office:value-type="float" office:value="0.87259" calcext:value-type="float">
            <text:p>0.87259</text:p>
          </table:table-cell>
          <table:table-cell office:value-type="float" office:value="0.57487" calcext:value-type="float">
            <text:p>0.57487</text:p>
          </table:table-cell>
          <table:table-cell office:value-type="float" office:value="2.49563" calcext:value-type="float">
            <text:p>2.49563</text:p>
          </table:table-cell>
          <table:table-cell office:value-type="float" office:value="5.64343" calcext:value-type="float">
            <text:p>5.64343</text:p>
          </table:table-cell>
          <table:table-cell office:value-type="float" office:value="0.81927" calcext:value-type="float">
            <text:p>0.81927</text:p>
          </table:table-cell>
          <table:table-cell office:value-type="float" office:value="0.52953" calcext:value-type="float">
            <text:p>0.52953</text:p>
          </table:table-cell>
          <table:table-cell office:value-type="float" office:value="2.59708" calcext:value-type="float">
            <text:p>2.59708</text:p>
          </table:table-cell>
          <table:table-cell office:value-type="float" office:value="7.88157" calcext:value-type="float">
            <text:p>7.88157</text:p>
          </table:table-cell>
          <table:table-cell office:value-type="float" office:value="0.7857" calcext:value-type="float">
            <text:p>0.7857</text:p>
          </table:table-cell>
          <table:table-cell office:value-type="float" office:value="0.60646" calcext:value-type="float">
            <text:p>0.60646</text:p>
          </table:table-cell>
          <table:table-cell office:value-type="float" office:value="11.4213" calcext:value-type="float">
            <text:p>11.4213</text:p>
          </table:table-cell>
          <table:table-cell office:value-type="float" office:value="5.63339" calcext:value-type="float">
            <text:p>5.63339</text:p>
          </table:table-cell>
          <table:table-cell office:value-type="float" office:value="0.77228" calcext:value-type="float">
            <text:p>0.77228</text:p>
          </table:table-cell>
          <table:table-cell office:value-type="float" office:value="0.50922" calcext:value-type="float">
            <text:p>0.50922</text:p>
          </table:table-cell>
          <table:table-cell office:value-type="float" office:value="13.5172" calcext:value-type="float">
            <text:p>13.5172</text:p>
          </table:table-cell>
          <table:table-cell office:value-type="float" office:value="4.60094" calcext:value-type="float">
            <text:p>4.60094</text:p>
          </table:table-cell>
          <table:table-cell office:value-type="float" office:value="0.77009" calcext:value-type="float">
            <text:p>0.77009</text:p>
          </table:table-cell>
          <table:table-cell office:value-type="float" office:value="0.50881" calcext:value-type="float">
            <text:p>0.50881</text:p>
          </table:table-cell>
          <table:table-cell office:value-type="float" office:value="12.6852" calcext:value-type="float">
            <text:p>12.6852</text:p>
          </table:table-cell>
          <table:table-cell office:value-type="float" office:value="8.466403" calcext:value-type="float">
            <text:p>8.466403</text:p>
          </table:table-cell>
          <table:table-cell office:value-type="float" office:value="0.69834" calcext:value-type="float">
            <text:p>0.69834</text:p>
          </table:table-cell>
          <table:table-cell office:value-type="float" office:value="0.3773" calcext:value-type="float">
            <text:p>0.3773</text:p>
          </table:table-cell>
          <table:table-cell office:value-type="float" office:value="12.4835" calcext:value-type="float">
            <text:p>12.4835</text:p>
          </table:table-cell>
          <table:table-cell table:style-name="ce2" office:value-type="float" office:value="3.50331" calcext:value-type="float">
            <text:p>3.50331</text:p>
          </table:table-cell>
          <table:table-cell table:style-name="ce2" office:value-type="float" office:value="0.50224" calcext:value-type="float">
            <text:p>0.50224</text:p>
          </table:table-cell>
          <table:table-cell table:style-name="ce2" office:value-type="float" office:value="0.34118" calcext:value-type="float">
            <text:p>0.34118</text:p>
          </table:table-cell>
          <table:table-cell table:style-name="ce2" office:value-type="float" office:value="12.48" calcext:value-type="float">
            <text:p>12.48</text:p>
          </table:table-cell>
        </table:table-row>
        <table:table-row table:style-name="ro1">
          <table:table-cell office:value-type="float" office:value="9.71938" calcext:value-type="float">
            <text:p>9.71938</text:p>
          </table:table-cell>
          <table:table-cell office:value-type="float" office:value="3.56225" calcext:value-type="float">
            <text:p>3.56225</text:p>
          </table:table-cell>
          <table:table-cell office:value-type="float" office:value="2.61874" calcext:value-type="float">
            <text:p>2.61874</text:p>
          </table:table-cell>
          <table:table-cell office:value-type="float" office:value="3.18639" calcext:value-type="float">
            <text:p>3.18639</text:p>
          </table:table-cell>
          <table:table-cell office:value-type="float" office:value="5.60227" calcext:value-type="float">
            <text:p>5.60227</text:p>
          </table:table-cell>
          <table:table-cell office:value-type="float" office:value="1.48273" calcext:value-type="float">
            <text:p>1.48273</text:p>
          </table:table-cell>
          <table:table-cell office:value-type="float" office:value="0.99047" calcext:value-type="float">
            <text:p>0.99047</text:p>
          </table:table-cell>
          <table:table-cell office:value-type="float" office:value="2.40975" calcext:value-type="float">
            <text:p>2.40975</text:p>
          </table:table-cell>
          <table:table-cell office:value-type="float" office:value="4.14186" calcext:value-type="float">
            <text:p>4.14186</text:p>
          </table:table-cell>
          <table:table-cell office:value-type="float" office:value="0.87278" calcext:value-type="float">
            <text:p>0.87278</text:p>
          </table:table-cell>
          <table:table-cell office:value-type="float" office:value="0.57524" calcext:value-type="float">
            <text:p>0.57524</text:p>
          </table:table-cell>
          <table:table-cell office:value-type="float" office:value="2.49573" calcext:value-type="float">
            <text:p>2.49573</text:p>
          </table:table-cell>
          <table:table-cell office:value-type="float" office:value="5.71832" calcext:value-type="float">
            <text:p>5.71832</text:p>
          </table:table-cell>
          <table:table-cell office:value-type="float" office:value="0.81901" calcext:value-type="float">
            <text:p>0.81901</text:p>
          </table:table-cell>
          <table:table-cell office:value-type="float" office:value="0.52956" calcext:value-type="float">
            <text:p>0.52956</text:p>
          </table:table-cell>
          <table:table-cell office:value-type="float" office:value="2.59712" calcext:value-type="float">
            <text:p>2.59712</text:p>
          </table:table-cell>
          <table:table-cell office:value-type="float" office:value="7.94619" calcext:value-type="float">
            <text:p>7.94619</text:p>
          </table:table-cell>
          <table:table-cell office:value-type="float" office:value="0.78579" calcext:value-type="float">
            <text:p>0.78579</text:p>
          </table:table-cell>
          <table:table-cell office:value-type="float" office:value="0.50637" calcext:value-type="float">
            <text:p>0.50637</text:p>
          </table:table-cell>
          <table:table-cell office:value-type="float" office:value="11.4313" calcext:value-type="float">
            <text:p>11.4313</text:p>
          </table:table-cell>
          <table:table-cell office:value-type="float" office:value="6.04537" calcext:value-type="float">
            <text:p>6.04537</text:p>
          </table:table-cell>
          <table:table-cell office:value-type="float" office:value="0.77236" calcext:value-type="float">
            <text:p>0.77236</text:p>
          </table:table-cell>
          <table:table-cell office:value-type="float" office:value="0.50924" calcext:value-type="float">
            <text:p>0.50924</text:p>
          </table:table-cell>
          <table:table-cell office:value-type="float" office:value="13.5686" calcext:value-type="float">
            <text:p>13.5686</text:p>
          </table:table-cell>
          <table:table-cell office:value-type="float" office:value="4.26641" calcext:value-type="float">
            <text:p>4.26641</text:p>
          </table:table-cell>
          <table:table-cell office:value-type="float" office:value="0.7752" calcext:value-type="float">
            <text:p>0.7752</text:p>
          </table:table-cell>
          <table:table-cell office:value-type="float" office:value="0.51244" calcext:value-type="float">
            <text:p>0.51244</text:p>
          </table:table-cell>
          <table:table-cell office:value-type="float" office:value="12.2016" calcext:value-type="float">
            <text:p>12.2016</text:p>
          </table:table-cell>
          <table:table-cell office:value-type="float" office:value="6.77205" calcext:value-type="float">
            <text:p>6.77205</text:p>
          </table:table-cell>
          <table:table-cell office:value-type="float" office:value="0.56942" calcext:value-type="float">
            <text:p>0.56942</text:p>
          </table:table-cell>
          <table:table-cell office:value-type="float" office:value="0.36521" calcext:value-type="float">
            <text:p>0.36521</text:p>
          </table:table-cell>
          <table:table-cell office:value-type="float" office:value="12.7313" calcext:value-type="float">
            <text:p>12.7313</text:p>
          </table:table-cell>
          <table:table-cell table:style-name="ce2" office:value-type="float" office:value="3.50062" calcext:value-type="float">
            <text:p>3.50062</text:p>
          </table:table-cell>
          <table:table-cell table:style-name="ce2" office:value-type="float" office:value="0.50228" calcext:value-type="float">
            <text:p>0.50228</text:p>
          </table:table-cell>
          <table:table-cell table:style-name="ce2" office:value-type="float" office:value="0.3412" calcext:value-type="float">
            <text:p>0.3412</text:p>
          </table:table-cell>
          <table:table-cell table:style-name="ce2" office:value-type="float" office:value="12.5398" calcext:value-type="float">
            <text:p>12.5398</text:p>
          </table:table-cell>
        </table:table-row>
        <table:table-row table:style-name="ro1">
          <table:table-cell office:value-type="float" office:value="9.73629" calcext:value-type="float">
            <text:p>9.73629</text:p>
          </table:table-cell>
          <table:table-cell office:value-type="float" office:value="3.55836" calcext:value-type="float">
            <text:p>3.55836</text:p>
          </table:table-cell>
          <table:table-cell office:value-type="float" office:value="2.61579" calcext:value-type="float">
            <text:p>2.61579</text:p>
          </table:table-cell>
          <table:table-cell office:value-type="float" office:value="3.18969" calcext:value-type="float">
            <text:p>3.18969</text:p>
          </table:table-cell>
          <table:table-cell office:value-type="float" office:value="5.59859" calcext:value-type="float">
            <text:p>5.59859</text:p>
          </table:table-cell>
          <table:table-cell office:value-type="float" office:value="1.38646" calcext:value-type="float">
            <text:p>1.38646</text:p>
          </table:table-cell>
          <table:table-cell office:value-type="float" office:value="0.99096" calcext:value-type="float">
            <text:p>0.99096</text:p>
          </table:table-cell>
          <table:table-cell office:value-type="float" office:value="2.40904" calcext:value-type="float">
            <text:p>2.40904</text:p>
          </table:table-cell>
          <table:table-cell office:value-type="float" office:value="4.02952" calcext:value-type="float">
            <text:p>4.02952</text:p>
          </table:table-cell>
          <table:table-cell office:value-type="float" office:value="0.87296" calcext:value-type="float">
            <text:p>0.87296</text:p>
          </table:table-cell>
          <table:table-cell office:value-type="float" office:value="0.57534" calcext:value-type="float">
            <text:p>0.57534</text:p>
          </table:table-cell>
          <table:table-cell office:value-type="float" office:value="2.49584" calcext:value-type="float">
            <text:p>2.49584</text:p>
          </table:table-cell>
          <table:table-cell office:value-type="float" office:value="5.73843" calcext:value-type="float">
            <text:p>5.73843</text:p>
          </table:table-cell>
          <table:table-cell office:value-type="float" office:value="0.81893" calcext:value-type="float">
            <text:p>0.81893</text:p>
          </table:table-cell>
          <table:table-cell office:value-type="float" office:value="0.52952" calcext:value-type="float">
            <text:p>0.52952</text:p>
          </table:table-cell>
          <table:table-cell office:value-type="float" office:value="0.259686" calcext:value-type="float">
            <text:p>0.259686</text:p>
          </table:table-cell>
          <table:table-cell office:value-type="float" office:value="8.01315" calcext:value-type="float">
            <text:p>8.01315</text:p>
          </table:table-cell>
          <table:table-cell office:value-type="float" office:value="0.78577" calcext:value-type="float">
            <text:p>0.78577</text:p>
          </table:table-cell>
          <table:table-cell office:value-type="float" office:value="0.50643" calcext:value-type="float">
            <text:p>0.50643</text:p>
          </table:table-cell>
          <table:table-cell office:value-type="float" office:value="11.4191" calcext:value-type="float">
            <text:p>11.4191</text:p>
          </table:table-cell>
          <table:table-cell office:value-type="float" office:value="5.63395" calcext:value-type="float">
            <text:p>5.63395</text:p>
          </table:table-cell>
          <table:table-cell office:value-type="float" office:value="0.77228" calcext:value-type="float">
            <text:p>0.77228</text:p>
          </table:table-cell>
          <table:table-cell office:value-type="float" office:value="0.50916" calcext:value-type="float">
            <text:p>0.50916</text:p>
          </table:table-cell>
          <table:table-cell office:value-type="float" office:value="13.453" calcext:value-type="float">
            <text:p>13.453</text:p>
          </table:table-cell>
          <table:table-cell office:value-type="float" office:value="3.37253" calcext:value-type="float">
            <text:p>3.37253</text:p>
          </table:table-cell>
          <table:table-cell office:value-type="float" office:value="0.77487" calcext:value-type="float">
            <text:p>0.77487</text:p>
          </table:table-cell>
          <table:table-cell office:value-type="float" office:value="0.51227" calcext:value-type="float">
            <text:p>0.51227</text:p>
          </table:table-cell>
          <table:table-cell office:value-type="float" office:value="13.2728" calcext:value-type="float">
            <text:p>13.2728</text:p>
          </table:table-cell>
          <table:table-cell office:value-type="float" office:value="3.31331" calcext:value-type="float">
            <text:p>3.31331</text:p>
          </table:table-cell>
          <table:table-cell office:value-type="float" office:value="0.53018" calcext:value-type="float">
            <text:p>0.53018</text:p>
          </table:table-cell>
          <table:table-cell office:value-type="float" office:value="0.34141" calcext:value-type="float">
            <text:p>0.34141</text:p>
          </table:table-cell>
          <table:table-cell office:value-type="float" office:value="12.7721" calcext:value-type="float">
            <text:p>12.7721</text:p>
          </table:table-cell>
          <table:table-cell table:style-name="ce2" office:value-type="float" office:value="3.50074" calcext:value-type="float">
            <text:p>3.50074</text:p>
          </table:table-cell>
          <table:table-cell table:style-name="ce2" office:value-type="float" office:value="0.50223" calcext:value-type="float">
            <text:p>0.50223</text:p>
          </table:table-cell>
          <table:table-cell table:style-name="ce2" office:value-type="float" office:value="0.34113" calcext:value-type="float">
            <text:p>0.34113</text:p>
          </table:table-cell>
          <table:table-cell table:style-name="ce2" office:value-type="float" office:value="12.5476" calcext:value-type="float">
            <text:p>12.5476</text:p>
          </table:table-cell>
        </table:table-row>
        <table:table-row table:style-name="ro1">
          <table:table-cell office:value-type="float" office:value="9.75561" calcext:value-type="float">
            <text:p>9.75561</text:p>
          </table:table-cell>
          <table:table-cell office:value-type="float" office:value="3.56555" calcext:value-type="float">
            <text:p>3.56555</text:p>
          </table:table-cell>
          <table:table-cell office:value-type="float" office:value="2.61885" calcext:value-type="float">
            <text:p>2.61885</text:p>
          </table:table-cell>
          <table:table-cell office:value-type="float" office:value="3.19671" calcext:value-type="float">
            <text:p>3.19671</text:p>
          </table:table-cell>
          <table:table-cell office:value-type="float" office:value="5.60491" calcext:value-type="float">
            <text:p>5.60491</text:p>
          </table:table-cell>
          <table:table-cell office:value-type="float" office:value="1.48598" calcext:value-type="float">
            <text:p>1.48598</text:p>
          </table:table-cell>
          <table:table-cell office:value-type="float" office:value="0.9908" calcext:value-type="float">
            <text:p>0.9908</text:p>
          </table:table-cell>
          <table:table-cell office:value-type="float" office:value="2.40854" calcext:value-type="float">
            <text:p>2.40854</text:p>
          </table:table-cell>
          <table:table-cell office:value-type="float" office:value="4.14278" calcext:value-type="float">
            <text:p>4.14278</text:p>
          </table:table-cell>
          <table:table-cell office:value-type="float" office:value="0.87309" calcext:value-type="float">
            <text:p>0.87309</text:p>
          </table:table-cell>
          <table:table-cell office:value-type="float" office:value="0.57475" calcext:value-type="float">
            <text:p>0.57475</text:p>
          </table:table-cell>
          <table:table-cell office:value-type="float" office:value="2.49595" calcext:value-type="float">
            <text:p>2.49595</text:p>
          </table:table-cell>
          <table:table-cell office:value-type="float" office:value="5.58632" calcext:value-type="float">
            <text:p>5.58632</text:p>
          </table:table-cell>
          <table:table-cell office:value-type="float" office:value="0.81893" calcext:value-type="float">
            <text:p>0.81893</text:p>
          </table:table-cell>
          <table:table-cell office:value-type="float" office:value="0.52949" calcext:value-type="float">
            <text:p>0.52949</text:p>
          </table:table-cell>
          <table:table-cell office:value-type="float" office:value="2.59738" calcext:value-type="float">
            <text:p>2.59738</text:p>
          </table:table-cell>
          <table:table-cell office:value-type="float" office:value="6.02096" calcext:value-type="float">
            <text:p>6.02096</text:p>
          </table:table-cell>
          <table:table-cell office:value-type="float" office:value="0.78558" calcext:value-type="float">
            <text:p>0.78558</text:p>
          </table:table-cell>
          <table:table-cell office:value-type="float" office:value="0.5064" calcext:value-type="float">
            <text:p>0.5064</text:p>
          </table:table-cell>
          <table:table-cell office:value-type="float" office:value="11.4824" calcext:value-type="float">
            <text:p>11.4824</text:p>
          </table:table-cell>
          <table:table-cell office:value-type="float" office:value="5.62416" calcext:value-type="float">
            <text:p>5.62416</text:p>
          </table:table-cell>
          <table:table-cell office:value-type="float" office:value="0.77708" calcext:value-type="float">
            <text:p>0.77708</text:p>
          </table:table-cell>
          <table:table-cell office:value-type="float" office:value="0.5127" calcext:value-type="float">
            <text:p>0.5127</text:p>
          </table:table-cell>
          <table:table-cell office:value-type="float" office:value="13.2465" calcext:value-type="float">
            <text:p>13.2465</text:p>
          </table:table-cell>
          <table:table-cell office:value-type="float" office:value="5.17153" calcext:value-type="float">
            <text:p>5.17153</text:p>
          </table:table-cell>
          <table:table-cell office:value-type="float" office:value="0.77012" calcext:value-type="float">
            <text:p>0.77012</text:p>
          </table:table-cell>
          <table:table-cell office:value-type="float" office:value="0.50888" calcext:value-type="float">
            <text:p>0.50888</text:p>
          </table:table-cell>
          <table:table-cell office:value-type="float" office:value="13.5978" calcext:value-type="float">
            <text:p>13.5978</text:p>
          </table:table-cell>
          <table:table-cell office:value-type="float" office:value="3.31132" calcext:value-type="float">
            <text:p>3.31132</text:p>
          </table:table-cell>
          <table:table-cell office:value-type="float" office:value="0.5455" calcext:value-type="float">
            <text:p>0.5455</text:p>
          </table:table-cell>
          <table:table-cell office:value-type="float" office:value="0.34115" calcext:value-type="float">
            <text:p>0.34115</text:p>
          </table:table-cell>
          <table:table-cell office:value-type="float" office:value="12.7724" calcext:value-type="float">
            <text:p>12.7724</text:p>
          </table:table-cell>
          <table:table-cell table:style-name="ce2" office:value-type="float" office:value="3.49689" calcext:value-type="float">
            <text:p>3.49689</text:p>
          </table:table-cell>
          <table:table-cell table:style-name="ce2" office:value-type="float" office:value="0.50228" calcext:value-type="float">
            <text:p>0.50228</text:p>
          </table:table-cell>
          <table:table-cell table:style-name="ce2" office:value-type="float" office:value="0.34116" calcext:value-type="float">
            <text:p>0.34116</text:p>
          </table:table-cell>
          <table:table-cell table:style-name="ce2" office:value-type="float" office:value="12.4969" calcext:value-type="float">
            <text:p>12.4969</text:p>
          </table:table-cell>
        </table:table-row>
        <table:table-row table:style-name="ro1">
          <table:table-cell office:value-type="float" office:value="9.76284" calcext:value-type="float">
            <text:p>9.76284</text:p>
          </table:table-cell>
          <table:table-cell office:value-type="float" office:value="3.56657" calcext:value-type="float">
            <text:p>3.56657</text:p>
          </table:table-cell>
          <table:table-cell office:value-type="float" office:value="2.61946" calcext:value-type="float">
            <text:p>2.61946</text:p>
          </table:table-cell>
          <table:table-cell office:value-type="float" office:value="3.20002" calcext:value-type="float">
            <text:p>3.20002</text:p>
          </table:table-cell>
          <table:table-cell office:value-type="float" office:value="5.59766" calcext:value-type="float">
            <text:p>5.59766</text:p>
          </table:table-cell>
          <table:table-cell office:value-type="float" office:value="1.48657" calcext:value-type="float">
            <text:p>1.48657</text:p>
          </table:table-cell>
          <table:table-cell office:value-type="float" office:value="0.9911" calcext:value-type="float">
            <text:p>0.9911</text:p>
          </table:table-cell>
          <table:table-cell office:value-type="float" office:value="2.40948" calcext:value-type="float">
            <text:p>2.40948</text:p>
          </table:table-cell>
          <table:table-cell office:value-type="float" office:value="4.14176" calcext:value-type="float">
            <text:p>4.14176</text:p>
          </table:table-cell>
          <table:table-cell office:value-type="float" office:value="0.87248" calcext:value-type="float">
            <text:p>0.87248</text:p>
          </table:table-cell>
          <table:table-cell office:value-type="float" office:value="0.57553" calcext:value-type="float">
            <text:p>0.57553</text:p>
          </table:table-cell>
          <table:table-cell office:value-type="float" office:value="2.49579" calcext:value-type="float">
            <text:p>2.49579</text:p>
          </table:table-cell>
          <table:table-cell office:value-type="float" office:value="5.7317" calcext:value-type="float">
            <text:p>5.7317</text:p>
          </table:table-cell>
          <table:table-cell office:value-type="float" office:value="0.81902" calcext:value-type="float">
            <text:p>0.81902</text:p>
          </table:table-cell>
          <table:table-cell office:value-type="float" office:value="0.52944" calcext:value-type="float">
            <text:p>0.52944</text:p>
          </table:table-cell>
          <table:table-cell office:value-type="float" office:value="2.59703" calcext:value-type="float">
            <text:p>2.59703</text:p>
          </table:table-cell>
          <table:table-cell office:value-type="float" office:value="6.1306" calcext:value-type="float">
            <text:p>6.1306</text:p>
          </table:table-cell>
          <table:table-cell office:value-type="float" office:value="0.78546" calcext:value-type="float">
            <text:p>0.78546</text:p>
          </table:table-cell>
          <table:table-cell office:value-type="float" office:value="0.50626" calcext:value-type="float">
            <text:p>0.50626</text:p>
          </table:table-cell>
          <table:table-cell office:value-type="float" office:value="11.3957" calcext:value-type="float">
            <text:p>11.3957</text:p>
          </table:table-cell>
          <table:table-cell office:value-type="float" office:value="5.71317" calcext:value-type="float">
            <text:p>5.71317</text:p>
          </table:table-cell>
          <table:table-cell office:value-type="float" office:value="0.77697" calcext:value-type="float">
            <text:p>0.77697</text:p>
          </table:table-cell>
          <table:table-cell office:value-type="float" office:value="0.51258" calcext:value-type="float">
            <text:p>0.51258</text:p>
          </table:table-cell>
          <table:table-cell office:value-type="float" office:value="13.3005" calcext:value-type="float">
            <text:p>13.3005</text:p>
          </table:table-cell>
          <table:table-cell office:value-type="float" office:value="5.15776" calcext:value-type="float">
            <text:p>5.15776</text:p>
          </table:table-cell>
          <table:table-cell office:value-type="float" office:value="0.7701" calcext:value-type="float">
            <text:p>0.7701</text:p>
          </table:table-cell>
          <table:table-cell office:value-type="float" office:value="0.50891" calcext:value-type="float">
            <text:p>0.50891</text:p>
          </table:table-cell>
          <table:table-cell office:value-type="float" office:value="13.4394" calcext:value-type="float">
            <text:p>13.4394</text:p>
          </table:table-cell>
          <table:table-cell office:value-type="float" office:value="3.32601" calcext:value-type="float">
            <text:p>3.32601</text:p>
          </table:table-cell>
          <table:table-cell office:value-type="float" office:value="0.56624" calcext:value-type="float">
            <text:p>0.56624</text:p>
          </table:table-cell>
          <table:table-cell office:value-type="float" office:value="0.34121" calcext:value-type="float">
            <text:p>0.34121</text:p>
          </table:table-cell>
          <table:table-cell office:value-type="float" office:value="12.6562" calcext:value-type="float">
            <text:p>12.6562</text:p>
          </table:table-cell>
          <table:table-cell table:style-name="ce2" office:value-type="float" office:value="3.49969" calcext:value-type="float">
            <text:p>3.49969</text:p>
          </table:table-cell>
          <table:table-cell table:style-name="ce2" office:value-type="float" office:value="0.50226" calcext:value-type="float">
            <text:p>0.50226</text:p>
          </table:table-cell>
          <table:table-cell table:style-name="ce2" office:value-type="float" office:value="0.34119" calcext:value-type="float">
            <text:p>0.34119</text:p>
          </table:table-cell>
          <table:table-cell table:style-name="ce2" office:value-type="float" office:value="12.5623" calcext:value-type="float">
            <text:p>12.5623</text:p>
          </table:table-cell>
        </table:table-row>
        <table:table-row table:style-name="ro1">
          <table:table-cell office:value-type="float" office:value="9.76058" calcext:value-type="float">
            <text:p>9.76058</text:p>
          </table:table-cell>
          <table:table-cell office:value-type="float" office:value="3.56886" calcext:value-type="float">
            <text:p>3.56886</text:p>
          </table:table-cell>
          <table:table-cell office:value-type="float" office:value="2.61862" calcext:value-type="float">
            <text:p>2.61862</text:p>
          </table:table-cell>
          <table:table-cell office:value-type="float" office:value="3.19909" calcext:value-type="float">
            <text:p>3.19909</text:p>
          </table:table-cell>
          <table:table-cell office:value-type="float" office:value="5.59692" calcext:value-type="float">
            <text:p>5.59692</text:p>
          </table:table-cell>
          <table:table-cell office:value-type="float" office:value="1.4862" calcext:value-type="float">
            <text:p>1.4862</text:p>
          </table:table-cell>
          <table:table-cell office:value-type="float" office:value="0.99059" calcext:value-type="float">
            <text:p>0.99059</text:p>
          </table:table-cell>
          <table:table-cell office:value-type="float" office:value="2.40841" calcext:value-type="float">
            <text:p>2.40841</text:p>
          </table:table-cell>
          <table:table-cell office:value-type="float" office:value="4.1425" calcext:value-type="float">
            <text:p>4.1425</text:p>
          </table:table-cell>
          <table:table-cell office:value-type="float" office:value="0.87327" calcext:value-type="float">
            <text:p>0.87327</text:p>
          </table:table-cell>
          <table:table-cell office:value-type="float" office:value="0.5753" calcext:value-type="float">
            <text:p>0.5753</text:p>
          </table:table-cell>
          <table:table-cell office:value-type="float" office:value="2.49594" calcext:value-type="float">
            <text:p>2.49594</text:p>
          </table:table-cell>
          <table:table-cell office:value-type="float" office:value="5.62389" calcext:value-type="float">
            <text:p>5.62389</text:p>
          </table:table-cell>
          <table:table-cell office:value-type="float" office:value="0.81863" calcext:value-type="float">
            <text:p>0.81863</text:p>
          </table:table-cell>
          <table:table-cell office:value-type="float" office:value="0.52946" calcext:value-type="float">
            <text:p>0.52946</text:p>
          </table:table-cell>
          <table:table-cell office:value-type="float" office:value="2.59682" calcext:value-type="float">
            <text:p>2.59682</text:p>
          </table:table-cell>
          <table:table-cell office:value-type="float" office:value="6.17347" calcext:value-type="float">
            <text:p>6.17347</text:p>
          </table:table-cell>
          <table:table-cell office:value-type="float" office:value="0.78542" calcext:value-type="float">
            <text:p>0.78542</text:p>
          </table:table-cell>
          <table:table-cell office:value-type="float" office:value="0.50636" calcext:value-type="float">
            <text:p>0.50636</text:p>
          </table:table-cell>
          <table:table-cell office:value-type="float" office:value="11.4169" calcext:value-type="float">
            <text:p>11.4169</text:p>
          </table:table-cell>
          <table:table-cell office:value-type="float" office:value="6.20208" calcext:value-type="float">
            <text:p>6.20208</text:p>
          </table:table-cell>
          <table:table-cell office:value-type="float" office:value="0.77712" calcext:value-type="float">
            <text:p>0.77712</text:p>
          </table:table-cell>
          <table:table-cell office:value-type="float" office:value="0.51269" calcext:value-type="float">
            <text:p>0.51269</text:p>
          </table:table-cell>
          <table:table-cell office:value-type="float" office:value="13.5957" calcext:value-type="float">
            <text:p>13.5957</text:p>
          </table:table-cell>
          <table:table-cell office:value-type="float" office:value="6.01533" calcext:value-type="float">
            <text:p>6.01533</text:p>
          </table:table-cell>
          <table:table-cell office:value-type="float" office:value="0.7701" calcext:value-type="float">
            <text:p>0.7701</text:p>
          </table:table-cell>
          <table:table-cell office:value-type="float" office:value="0.50888" calcext:value-type="float">
            <text:p>0.50888</text:p>
          </table:table-cell>
          <table:table-cell office:value-type="float" office:value="13.2312" calcext:value-type="float">
            <text:p>13.2312</text:p>
          </table:table-cell>
          <table:table-cell office:value-type="float" office:value="3.23371" calcext:value-type="float">
            <text:p>3.23371</text:p>
          </table:table-cell>
          <table:table-cell office:value-type="float" office:value="0.57949" calcext:value-type="float">
            <text:p>0.57949</text:p>
          </table:table-cell>
          <table:table-cell office:value-type="float" office:value="0.34255" calcext:value-type="float">
            <text:p>0.34255</text:p>
          </table:table-cell>
          <table:table-cell office:value-type="float" office:value="12.4427" calcext:value-type="float">
            <text:p>12.4427</text:p>
          </table:table-cell>
          <table:table-cell table:style-name="ce2" office:value-type="float" office:value="8.40579" calcext:value-type="float">
            <text:p>8.40579</text:p>
          </table:table-cell>
          <table:table-cell table:style-name="ce2" office:value-type="float" office:value="0.59288" calcext:value-type="float">
            <text:p>0.59288</text:p>
          </table:table-cell>
          <table:table-cell table:style-name="ce2" office:value-type="float" office:value="0.34123" calcext:value-type="float">
            <text:p>0.34123</text:p>
          </table:table-cell>
          <table:table-cell table:style-name="ce2" office:value-type="float" office:value="12.3596" calcext:value-type="float">
            <text:p>12.3596</text:p>
          </table:table-cell>
        </table:table-row>
        <table:table-row table:style-name="ro1">
          <table:table-cell office:value-type="float" office:value="9.73449" calcext:value-type="float">
            <text:p>9.73449</text:p>
          </table:table-cell>
          <table:table-cell office:value-type="float" office:value="3.55901" calcext:value-type="float">
            <text:p>3.55901</text:p>
          </table:table-cell>
          <table:table-cell office:value-type="float" office:value="2.61867" calcext:value-type="float">
            <text:p>2.61867</text:p>
          </table:table-cell>
          <table:table-cell office:value-type="float" office:value="3.19038" calcext:value-type="float">
            <text:p>3.19038</text:p>
          </table:table-cell>
          <table:table-cell office:value-type="float" office:value="5.59699" calcext:value-type="float">
            <text:p>5.59699</text:p>
          </table:table-cell>
          <table:table-cell office:value-type="float" office:value="1.48624" calcext:value-type="float">
            <text:p>1.48624</text:p>
          </table:table-cell>
          <table:table-cell office:value-type="float" office:value="0.99094" calcext:value-type="float">
            <text:p>0.99094</text:p>
          </table:table-cell>
          <table:table-cell office:value-type="float" office:value="2.40854" calcext:value-type="float">
            <text:p>2.40854</text:p>
          </table:table-cell>
          <table:table-cell office:value-type="float" office:value="4.14222" calcext:value-type="float">
            <text:p>4.14222</text:p>
          </table:table-cell>
          <table:table-cell office:value-type="float" office:value="0.87375" calcext:value-type="float">
            <text:p>0.87375</text:p>
          </table:table-cell>
          <table:table-cell office:value-type="float" office:value="0.57503" calcext:value-type="float">
            <text:p>0.57503</text:p>
          </table:table-cell>
          <table:table-cell office:value-type="float" office:value="2.49574" calcext:value-type="float">
            <text:p>2.49574</text:p>
          </table:table-cell>
          <table:table-cell office:value-type="float" office:value="5.66326" calcext:value-type="float">
            <text:p>5.66326</text:p>
          </table:table-cell>
          <table:table-cell office:value-type="float" office:value="0.81904" calcext:value-type="float">
            <text:p>0.81904</text:p>
          </table:table-cell>
          <table:table-cell office:value-type="float" office:value="0.52946" calcext:value-type="float">
            <text:p>0.52946</text:p>
          </table:table-cell>
          <table:table-cell office:value-type="float" office:value="2.59704" calcext:value-type="float">
            <text:p>2.59704</text:p>
          </table:table-cell>
          <table:table-cell office:value-type="float" office:value="6.14922" calcext:value-type="float">
            <text:p>6.14922</text:p>
          </table:table-cell>
          <table:table-cell office:value-type="float" office:value="0.78558" calcext:value-type="float">
            <text:p>0.78558</text:p>
          </table:table-cell>
          <table:table-cell office:value-type="float" office:value="0.5063" calcext:value-type="float">
            <text:p>0.5063</text:p>
          </table:table-cell>
          <table:table-cell office:value-type="float" office:value="11.4457" calcext:value-type="float">
            <text:p>11.4457</text:p>
          </table:table-cell>
          <table:table-cell office:value-type="float" office:value="5.8151" calcext:value-type="float">
            <text:p>5.8151</text:p>
          </table:table-cell>
          <table:table-cell office:value-type="float" office:value="0.77726" calcext:value-type="float">
            <text:p>0.77726</text:p>
          </table:table-cell>
          <table:table-cell office:value-type="float" office:value="0.51275" calcext:value-type="float">
            <text:p>0.51275</text:p>
          </table:table-cell>
          <table:table-cell office:value-type="float" office:value="13.1867" calcext:value-type="float">
            <text:p>13.1867</text:p>
          </table:table-cell>
          <table:table-cell office:value-type="float" office:value="4.61207" calcext:value-type="float">
            <text:p>4.61207</text:p>
          </table:table-cell>
          <table:table-cell office:value-type="float" office:value="0.77007" calcext:value-type="float">
            <text:p>0.77007</text:p>
          </table:table-cell>
          <table:table-cell office:value-type="float" office:value="0.50877" calcext:value-type="float">
            <text:p>0.50877</text:p>
          </table:table-cell>
          <table:table-cell office:value-type="float" office:value="12.684" calcext:value-type="float">
            <text:p>12.684</text:p>
          </table:table-cell>
          <table:table-cell office:value-type="float" office:value="3.32599" calcext:value-type="float">
            <text:p>3.32599</text:p>
          </table:table-cell>
          <table:table-cell office:value-type="float" office:value="0.54282" calcext:value-type="float">
            <text:p>0.54282</text:p>
          </table:table-cell>
          <table:table-cell office:value-type="float" office:value="0.34111" calcext:value-type="float">
            <text:p>0.34111</text:p>
          </table:table-cell>
          <table:table-cell office:value-type="float" office:value="12.5664" calcext:value-type="float">
            <text:p>12.5664</text:p>
          </table:table-cell>
          <table:table-cell table:style-name="ce2" office:value-type="float" office:value="7.09101" calcext:value-type="float">
            <text:p>7.09101</text:p>
          </table:table-cell>
          <table:table-cell table:style-name="ce2" office:value-type="float" office:value="0.61304" calcext:value-type="float">
            <text:p>0.61304</text:p>
          </table:table-cell>
          <table:table-cell table:style-name="ce2" office:value-type="float" office:value="0.34134" calcext:value-type="float">
            <text:p>0.34134</text:p>
          </table:table-cell>
          <table:table-cell table:style-name="ce2" office:value-type="float" office:value="12.5405" calcext:value-type="float">
            <text:p>12.5405</text:p>
          </table:table-cell>
        </table:table-row>
        <table:table-row table:style-name="ro1">
          <table:table-cell table:style-name="ce8" table:formula="of:=AVERAGE([.A24:.A33])" office:value-type="float" office:value="9.742658" calcext:value-type="float">
            <text:p>9.742658</text:p>
          </table:table-cell>
          <table:table-cell table:style-name="ce8" table:formula="of:=AVERAGE([.B24:.B33])" office:value-type="float" office:value="3.562988" calcext:value-type="float">
            <text:p>3.562988</text:p>
          </table:table-cell>
          <table:table-cell table:style-name="ce8" table:formula="of:=AVERAGE([.C24:.C33])" office:value-type="float" office:value="2.618456" calcext:value-type="float">
            <text:p>2.618456</text:p>
          </table:table-cell>
          <table:table-cell table:style-name="ce8" table:formula="of:=AVERAGE([.D24:.D33])" office:value-type="float" office:value="3.192409" calcext:value-type="float">
            <text:p>3.192409</text:p>
          </table:table-cell>
          <table:table-cell table:style-name="ce8" table:formula="of:=AVERAGE([.E24:.E33])" office:value-type="float" office:value="5.599436" calcext:value-type="float">
            <text:p>5.599436</text:p>
          </table:table-cell>
          <table:table-cell table:style-name="ce8" table:formula="of:=AVERAGE([.F24:.F33])" office:value-type="float" office:value="1.475654" calcext:value-type="float">
            <text:p>1.475654</text:p>
          </table:table-cell>
          <table:table-cell table:style-name="ce8" table:formula="of:=AVERAGE([.G24:.G33])" office:value-type="float" office:value="0.990743" calcext:value-type="float">
            <text:p>0.990743</text:p>
          </table:table-cell>
          <table:table-cell table:style-name="ce8" table:formula="of:=AVERAGE([.H24:.H33])" office:value-type="float" office:value="2.409112" calcext:value-type="float">
            <text:p>2.409112</text:p>
          </table:table-cell>
          <table:table-cell table:style-name="ce8" table:formula="of:=AVERAGE([.I24:.I33])" office:value-type="float" office:value="4.122518" calcext:value-type="float">
            <text:p>4.122518</text:p>
          </table:table-cell>
          <table:table-cell table:style-name="ce8" table:formula="of:=AVERAGE([.J24:.J33])" office:value-type="float" office:value="0.871135" calcext:value-type="float">
            <text:p>0.871135</text:p>
          </table:table-cell>
          <table:table-cell table:style-name="ce8" table:formula="of:=AVERAGE([.K24:.K33])" office:value-type="float" office:value="0.574864" calcext:value-type="float">
            <text:p>0.574864</text:p>
          </table:table-cell>
          <table:table-cell table:style-name="ce8" table:formula="of:=AVERAGE([.L24:.L33])" office:value-type="float" office:value="2.49551" calcext:value-type="float">
            <text:p>2.49551</text:p>
          </table:table-cell>
          <table:table-cell table:style-name="ce8" table:formula="of:=AVERAGE([.M24:.M33])" office:value-type="float" office:value="5.693897" calcext:value-type="float">
            <text:p>5.693897</text:p>
          </table:table-cell>
          <table:table-cell table:style-name="ce8" table:formula="of:=AVERAGE([.N24:.N33])" office:value-type="float" office:value="0.81894" calcext:value-type="float">
            <text:p>0.81894</text:p>
          </table:table-cell>
          <table:table-cell table:style-name="ce8" table:formula="of:=AVERAGE([.O24:.O33])" office:value-type="float" office:value="0.529495" calcext:value-type="float">
            <text:p>0.529495</text:p>
          </table:table-cell>
          <table:table-cell table:style-name="ce8" table:formula="of:=AVERAGE([.P24:.P33])" office:value-type="float" office:value="2.3733056" calcext:value-type="float">
            <text:p>2.3733056</text:p>
          </table:table-cell>
          <table:table-cell table:style-name="ce8" table:formula="of:=AVERAGE([.Q24:.Q33])" office:value-type="float" office:value="6.525119" calcext:value-type="float">
            <text:p>6.525119</text:p>
          </table:table-cell>
          <table:table-cell table:style-name="ce8" table:formula="of:=AVERAGE([.R24:.R33])" office:value-type="float" office:value="0.784793" calcext:value-type="float">
            <text:p>0.784793</text:p>
          </table:table-cell>
          <table:table-cell table:style-name="ce8" table:formula="of:=AVERAGE([.S24:.S33])" office:value-type="float" office:value="0.515823" calcext:value-type="float">
            <text:p>0.515823</text:p>
          </table:table-cell>
          <table:table-cell table:style-name="ce8" table:formula="of:=AVERAGE([.T24:.T33])" office:value-type="float" office:value="11.35767" calcext:value-type="float">
            <text:p>11.35767</text:p>
          </table:table-cell>
          <table:table-cell table:style-name="ce8" table:formula="of:=AVERAGE([.U24:.U33])" office:value-type="float" office:value="6.410663" calcext:value-type="float">
            <text:p>6.410663</text:p>
          </table:table-cell>
          <table:table-cell table:style-name="ce8" table:formula="of:=AVERAGE([.V24:.V33])" office:value-type="float" office:value="0.774695" calcext:value-type="float">
            <text:p>0.774695</text:p>
          </table:table-cell>
          <table:table-cell table:style-name="ce8" table:formula="of:=AVERAGE([.W24:.W33])" office:value-type="float" office:value="0.51094" calcext:value-type="float">
            <text:p>0.51094</text:p>
          </table:table-cell>
          <table:table-cell table:style-name="ce8" table:formula="of:=AVERAGE([.X24:.X33])" office:value-type="float" office:value="13.40403" calcext:value-type="float">
            <text:p>13.40403</text:p>
          </table:table-cell>
          <table:table-cell table:style-name="ce8" table:formula="of:=AVERAGE([.Y24:.Y33])" office:value-type="float" office:value="4.539848" calcext:value-type="float">
            <text:p>4.539848</text:p>
          </table:table-cell>
          <table:table-cell table:style-name="ce8" table:formula="of:=AVERAGE([.Z24:.Z33])" office:value-type="float" office:value="0.771546" calcext:value-type="float">
            <text:p>0.771546</text:p>
          </table:table-cell>
          <table:table-cell table:style-name="ce8" table:formula="of:=AVERAGE([.AA24:.AA33])" office:value-type="float" office:value="0.509878" calcext:value-type="float">
            <text:p>0.509878</text:p>
          </table:table-cell>
          <table:table-cell table:style-name="ce8" table:formula="of:=AVERAGE([.AB24:.AB33])" office:value-type="float" office:value="13.06219" calcext:value-type="float">
            <text:p>13.06219</text:p>
          </table:table-cell>
          <table:table-cell table:style-name="ce8" table:formula="of:=AVERAGE([.AC24:.AC33])" office:value-type="float" office:value="4.9259993" calcext:value-type="float">
            <text:p>4.9259993</text:p>
          </table:table-cell>
          <table:table-cell table:style-name="ce8" table:formula="of:=AVERAGE([.AD24:.AD33])" office:value-type="float" office:value="0.580324" calcext:value-type="float">
            <text:p>0.580324</text:p>
          </table:table-cell>
          <table:table-cell table:style-name="ce8" table:formula="of:=AVERAGE([.AE24:.AE33])" office:value-type="float" office:value="0.339309" calcext:value-type="float">
            <text:p>0.339309</text:p>
          </table:table-cell>
          <table:table-cell table:style-name="ce8" table:formula="of:=AVERAGE([.AF24:.AF33])" office:value-type="float" office:value="12.5465" calcext:value-type="float">
            <text:p>12.5465</text:p>
          </table:table-cell>
          <table:table-cell table:style-name="ce8" table:formula="of:=AVERAGE([.AG24:.AG33])" office:value-type="float" office:value="4.411789" calcext:value-type="float">
            <text:p>4.411789</text:p>
          </table:table-cell>
          <table:table-cell table:style-name="ce8" table:formula="of:=AVERAGE([.AH24:.AH33])" office:value-type="float" office:value="0.525175" calcext:value-type="float">
            <text:p>0.525175</text:p>
          </table:table-cell>
          <table:table-cell table:style-name="ce8" table:formula="of:=AVERAGE([.AI24:.AI33])" office:value-type="float" office:value="0.341227" calcext:value-type="float">
            <text:p>0.341227</text:p>
          </table:table-cell>
          <table:table-cell table:style-name="ce8" table:formula="of:=AVERAGE([.AJ24:.AJ33])" office:value-type="float" office:value="12.50413" calcext:value-type="float">
            <text:p>12.50413</text:p>
          </table:table-cell>
        </table:table-row>
        <table:table-row table:style-name="ro1">
          <table:table-cell table:style-name="ce8" table:formula="of:=STDEV([.A24:.A33])" office:value-type="float" office:value="0.0140963366399458" calcext:value-type="float">
            <text:p>0.014096336639946</text:p>
          </table:table-cell>
          <table:table-cell table:style-name="ce8" table:formula="of:=STDEV([.B24:.B33])" office:value-type="float" office:value="0.00393619048771217" calcext:value-type="float">
            <text:p>0.003936190487712</text:p>
          </table:table-cell>
          <table:table-cell table:style-name="ce8" table:formula="of:=STDEV([.C24:.C33])" office:value-type="float" office:value="0.00128672020613996" calcext:value-type="float">
            <text:p>0.00128672020614</text:p>
          </table:table-cell>
          <table:table-cell table:style-name="ce8" table:formula="of:=STDEV([.D24:.D33])" office:value-type="float" office:value="0.00481153117232154" calcext:value-type="float">
            <text:p>0.004811531172322</text:p>
          </table:table-cell>
          <table:table-cell table:style-name="ce8" table:formula="of:=STDEV([.E24:.E33])" office:value-type="float" office:value="0.00287531331626083" calcext:value-type="float">
            <text:p>0.002875313316261</text:p>
          </table:table-cell>
          <table:table-cell table:style-name="ce8" table:formula="of:=STDEV([.F24:.F33])" office:value-type="float" office:value="0.031374075710157" calcext:value-type="float">
            <text:p>0.031374075710157</text:p>
          </table:table-cell>
          <table:table-cell table:style-name="ce8" table:formula="of:=STDEV([.G24:.G33])" office:value-type="float" office:value="0.000262172547083872" calcext:value-type="float">
            <text:p>0.000262172547084</text:p>
          </table:table-cell>
          <table:table-cell table:style-name="ce8" table:formula="of:=STDEV([.H24:.H33])" office:value-type="float" office:value="0.00069238396540904" calcext:value-type="float">
            <text:p>0.000692383965409</text:p>
          </table:table-cell>
          <table:table-cell table:style-name="ce8" table:formula="of:=STDEV([.I24:.I33])" office:value-type="float" office:value="0.042143487911341" calcext:value-type="float">
            <text:p>0.042143487911341</text:p>
          </table:table-cell>
          <table:table-cell table:style-name="ce8" table:formula="of:=STDEV([.J24:.J33])" office:value-type="float" office:value="0.00377790726902254" calcext:value-type="float">
            <text:p>0.003777907269023</text:p>
          </table:table-cell>
          <table:table-cell table:style-name="ce8" table:formula="of:=STDEV([.K24:.K33])" office:value-type="float" office:value="0.000723789410748143" calcext:value-type="float">
            <text:p>0.000723789410748</text:p>
          </table:table-cell>
          <table:table-cell table:style-name="ce8" table:formula="of:=STDEV([.L24:.L33])" office:value-type="float" office:value="0.000948613022610735" calcext:value-type="float">
            <text:p>0.000948613022611</text:p>
          </table:table-cell>
          <table:table-cell table:style-name="ce8" table:formula="of:=STDEV([.M24:.M33])" office:value-type="float" office:value="0.0593779557018709" calcext:value-type="float">
            <text:p>0.059377955701871</text:p>
          </table:table-cell>
          <table:table-cell table:style-name="ce8" table:formula="of:=STDEV([.N24:.N33])" office:value-type="float" office:value="0.00017249798710581" calcext:value-type="float">
            <text:p>0.000172497987106</text:p>
          </table:table-cell>
          <table:table-cell table:style-name="ce8" table:formula="of:=STDEV([.O24:.O33])" office:value-type="float" office:value="0.0000763398832706699" calcext:value-type="float">
            <text:p>7.63398832706699E-05</text:p>
          </table:table-cell>
          <table:table-cell table:style-name="ce8" table:formula="of:=STDEV([.P24:.P33])" office:value-type="float" office:value="0.743316827483588" calcext:value-type="float">
            <text:p>0.743316827483588</text:p>
          </table:table-cell>
          <table:table-cell table:style-name="ce8" table:formula="of:=STDEV([.Q24:.Q33])" office:value-type="float" office:value="1.41537675484068" calcext:value-type="float">
            <text:p>1.41537675484068</text:p>
          </table:table-cell>
          <table:table-cell table:style-name="ce8" table:formula="of:=STDEV([.R24:.R33])" office:value-type="float" office:value="0.00171140650408434" calcext:value-type="float">
            <text:p>0.001711406504084</text:p>
          </table:table-cell>
          <table:table-cell table:style-name="ce8" table:formula="of:=STDEV([.S24:.S33])" office:value-type="float" office:value="0.0318660226748038" calcext:value-type="float">
            <text:p>0.031866022674804</text:p>
          </table:table-cell>
          <table:table-cell table:style-name="ce8" table:formula="of:=STDEV([.T24:.T33])" office:value-type="float" office:value="0.196127062272282" calcext:value-type="float">
            <text:p>0.196127062272282</text:p>
          </table:table-cell>
          <table:table-cell table:style-name="ce8" table:formula="of:=STDEV([.U24:.U33])" office:value-type="float" office:value="0.986896159167158" calcext:value-type="float">
            <text:p>0.986896159167158</text:p>
          </table:table-cell>
          <table:table-cell table:style-name="ce8" table:formula="of:=STDEV([.V24:.V33])" office:value-type="float" office:value="0.00251745131256021" calcext:value-type="float">
            <text:p>0.00251745131256</text:p>
          </table:table-cell>
          <table:table-cell table:style-name="ce8" table:formula="of:=STDEV([.W24:.W33])" office:value-type="float" office:value="0.00183054333160647" calcext:value-type="float">
            <text:p>0.001830543331606</text:p>
          </table:table-cell>
          <table:table-cell table:style-name="ce8" table:formula="of:=STDEV([.X24:.X33])" office:value-type="float" office:value="0.142795075000661" calcext:value-type="float">
            <text:p>0.142795075000661</text:p>
          </table:table-cell>
          <table:table-cell table:style-name="ce8" table:formula="of:=STDEV([.Y24:.Y33])" office:value-type="float" office:value="0.772437693018379" calcext:value-type="float">
            <text:p>0.772437693018379</text:p>
          </table:table-cell>
          <table:table-cell table:style-name="ce8" table:formula="of:=STDEV([.Z24:.Z33])" office:value-type="float" office:value="0.002371727921439" calcext:value-type="float">
            <text:p>0.002371727921439</text:p>
          </table:table-cell>
          <table:table-cell table:style-name="ce8" table:formula="of:=STDEV([.AA24:.AA33])" office:value-type="float" office:value="0.00170967703252852" calcext:value-type="float">
            <text:p>0.001709677032529</text:p>
          </table:table-cell>
          <table:table-cell table:style-name="ce8" table:formula="of:=STDEV([.AB24:.AB33])" office:value-type="float" office:value="0.470182594436578" calcext:value-type="float">
            <text:p>0.470182594436578</text:p>
          </table:table-cell>
          <table:table-cell table:style-name="ce8" table:formula="of:=STDEV([.AC24:.AC33])" office:value-type="float" office:value="2.20765934803015" calcext:value-type="float">
            <text:p>2.20765934803015</text:p>
          </table:table-cell>
          <table:table-cell table:style-name="ce8" table:formula="of:=STDEV([.AD24:.AD33])" office:value-type="float" office:value="0.052703823011239" calcext:value-type="float">
            <text:p>0.052703823011239</text:p>
          </table:table-cell>
          <table:table-cell table:style-name="ce8" table:formula="of:=STDEV([.AE24:.AE33])" office:value-type="float" office:value="0.0312432817489528" calcext:value-type="float">
            <text:p>0.031243281748953</text:p>
          </table:table-cell>
          <table:table-cell table:style-name="ce8" table:formula="of:=STDEV([.AF24:.AF33])" office:value-type="float" office:value="0.304985383984945" calcext:value-type="float">
            <text:p>0.304985383984945</text:p>
          </table:table-cell>
          <table:table-cell table:style-name="ce8" table:formula="of:=STDEV([.AG24:.AG33])" office:value-type="float" office:value="1.79632046401928" calcext:value-type="float">
            <text:p>1.79632046401928</text:p>
          </table:table-cell>
          <table:table-cell table:style-name="ce8" table:formula="of:=STDEV([.AH24:.AH33])" office:value-type="float" office:value="0.0421643799775224" calcext:value-type="float">
            <text:p>0.042164379977522</text:p>
          </table:table-cell>
          <table:table-cell table:style-name="ce8" table:formula="of:=STDEV([.AI24:.AI33])" office:value-type="float" office:value="0.0000800069441430607" calcext:value-type="float">
            <text:p>8.00069441430607E-05</text:p>
          </table:table-cell>
          <table:table-cell table:style-name="ce8" table:formula="of:=STDEV([.AJ24:.AJ33])" office:value-type="float" office:value="0.0572176750081067" calcext:value-type="float">
            <text:p>0.0572176750081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6">00/00/0000</text:date>, <text:time style:data-style-name="N2" text:time-value="14:07:54.6086214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5T20:05:22.544907115</meta:creation-date>
    <dc:date>2020-12-26T21:04:50.843036943</dc:date>
    <meta:editing-duration>PT41M40S</meta:editing-duration>
    <meta:editing-cycles>5</meta:editing-cycles>
    <meta:generator>LibreOffice/6.4.6.2$Linux_X86_64 LibreOffice_project/40$Build-2</meta:generator>
    <meta:document-statistic meta:table-count="1" meta:cell-count="903" meta:object-count="0"/>
  </office:meta>
</office:document-meta>
</file>